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5.588cm"/>
    </style:style>
    <style:style style:name="Table1.C" style:family="table-column">
      <style:table-column-properties style:column-width="6.816cm"/>
    </style:style>
    <style:style style:name="Table1.D" style:family="table-column">
      <style:table-column-properties style:column-width="9.59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001cm" style:rel-column-width="20055*"/>
    </style:style>
    <style:style style:name="Table5.B" style:family="table-column">
      <style:table-column-properties style:column-width="7.303cm" style:rel-column-width="18304*"/>
    </style:style>
    <style:style style:name="Table5.C" style:family="table-column">
      <style:table-column-properties style:column-width="5.207cm" style:rel-column-width="13052*"/>
    </style:style>
    <style:style style:name="Table5.D" style:family="table-column">
      <style:table-column-properties style:column-width="5.634cm" style:rel-column-width="1412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76cm"/>
    </style:style>
    <style:style style:name="Table4.C" style:family="table-column">
      <style:table-column-properties style:column-width="8.128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text-properties officeooo:paragraph-rsid="04327c16"/>
    </style:style>
    <style:style style:name="P5" style:family="paragraph" style:parent-style-name="Table_20_Contents">
      <style:text-properties officeooo:paragraph-rsid="061ff4be"/>
    </style:style>
    <style:style style:name="P6" style:family="paragraph" style:parent-style-name="Table_20_Contents">
      <style:text-properties officeooo:paragraph-rsid="03266a92"/>
    </style:style>
    <style:style style:name="P7" style:family="paragraph" style:parent-style-name="Table_20_Contents">
      <style:text-properties officeooo:paragraph-rsid="04ab2c74"/>
    </style:style>
    <style:style style:name="P8" style:family="paragraph" style:parent-style-name="Table_20_Contents">
      <style:text-properties officeooo:paragraph-rsid="044c2e9f"/>
    </style:style>
    <style:style style:name="P9" style:family="paragraph" style:parent-style-name="Table_20_Contents">
      <style:text-properties officeooo:paragraph-rsid="032bbd7a"/>
    </style:style>
    <style:style style:name="P10" style:family="paragraph" style:parent-style-name="Table_20_Contents">
      <style:text-properties officeooo:paragraph-rsid="036b7fd3"/>
    </style:style>
    <style:style style:name="P11" style:family="paragraph" style:parent-style-name="Table_20_Contents">
      <style:text-properties officeooo:paragraph-rsid="06233180"/>
    </style:style>
    <style:style style:name="P12" style:family="paragraph" style:parent-style-name="Table_20_Contents">
      <style:text-properties officeooo:paragraph-rsid="06277b30"/>
    </style:style>
    <style:style style:name="P13" style:family="paragraph" style:parent-style-name="Table_20_Contents">
      <style:text-properties officeooo:paragraph-rsid="04926971"/>
    </style:style>
    <style:style style:name="P14" style:family="paragraph" style:parent-style-name="Table_20_Contents">
      <style:text-properties officeooo:paragraph-rsid="06387b92"/>
    </style:style>
    <style:style style:name="P15" style:family="paragraph" style:parent-style-name="Table_20_Contents">
      <style:text-properties officeooo:paragraph-rsid="05cb62a7"/>
    </style:style>
    <style:style style:name="P16" style:family="paragraph" style:parent-style-name="Table_20_Contents">
      <style:text-properties officeooo:paragraph-rsid="05fe08c8"/>
    </style:style>
    <style:style style:name="P17" style:family="paragraph" style:parent-style-name="Table_20_Contents">
      <style:text-properties officeooo:paragraph-rsid="05f7ea6a"/>
    </style:style>
    <style:style style:name="P18" style:family="paragraph" style:parent-style-name="Table_20_Contents">
      <style:text-properties officeooo:paragraph-rsid="05f98e5e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officeooo:paragraph-rsid="05b297ab"/>
    </style:style>
    <style:style style:name="P2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5ba9c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text-properties officeooo:paragraph-rsid="036da280"/>
    </style:style>
    <style:style style:name="P24" style:family="paragraph" style:parent-style-name="Table_20_Contents">
      <style:text-properties officeooo:paragraph-rsid="05b297ab"/>
    </style:style>
    <style:style style:name="P25" style:family="paragraph" style:parent-style-name="Table_20_Contents">
      <style:text-properties style:font-name="Courier New" fo:font-size="10pt" officeooo:paragraph-rsid="05b297ab" style:font-size-asian="10pt" style:font-size-complex="10pt"/>
    </style:style>
    <style:style style:name="P26" style:family="paragraph" style:parent-style-name="Table_20_Contents">
      <style:text-properties style:font-name="Courier New" fo:font-size="10pt" fo:language="zxx" fo:country="none" officeooo:paragraph-rsid="05b297ab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officeooo:paragraph-rsid="05ba9cbc"/>
    </style:style>
    <style:style style:name="P28" style:family="paragraph" style:parent-style-name="Table_20_Contents">
      <style:text-properties officeooo:paragraph-rsid="0378741f"/>
    </style:style>
    <style:style style:name="P29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officeooo:paragraph-rsid="05229a49"/>
    </style:style>
    <style:style style:name="P31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Table_20_Contents">
      <style:text-properties style:font-name="Courier New" fo:font-size="10pt" fo:language="zxx" fo:country="none" fo:font-style="normal" officeooo:rsid="0213f657" officeooo:paragraph-rsid="064ebd6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6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Table_20_Contents">
      <style:text-properties officeooo:paragraph-rsid="0453bfb4"/>
    </style:style>
    <style:style style:name="P3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40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5b6980c" officeooo:paragraph-rsid="05b6980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5a45a8a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5" style:family="paragraph" style:parent-style-name="Table_20_Contents">
      <style:text-properties officeooo:paragraph-rsid="0108f4cf"/>
    </style:style>
    <style:style style:name="P46" style:family="paragraph" style:parent-style-name="Table_20_Contents">
      <style:text-properties officeooo:paragraph-rsid="05d57337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5d8ca3e"/>
    </style:style>
    <style:style style:name="P50" style:family="paragraph" style:parent-style-name="Table_20_Contents">
      <style:text-properties style:font-name="Courier New" fo:font-size="10pt" officeooo:paragraph-rsid="05d722e8" style:font-size-asian="10pt" style:font-size-complex="10pt"/>
    </style:style>
    <style:style style:name="P51" style:family="paragraph" style:parent-style-name="Table_20_Contents">
      <style:text-properties officeooo:paragraph-rsid="02b867ce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5" style:family="paragraph" style:parent-style-name="Table_20_Contents">
      <style:text-properties officeooo:paragraph-rsid="015fc100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able_20_Contents">
      <style:text-properties officeooo:paragraph-rsid="02ae0b54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officeooo:paragraph-rsid="0648edb6"/>
    </style:style>
    <style:style style:name="P62" style:family="paragraph" style:parent-style-name="Table_20_Contents">
      <style:text-properties officeooo:paragraph-rsid="06615518"/>
    </style:style>
    <style:style style:name="P63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68" style:family="paragraph" style:parent-style-name="Preformatted_20_Text">
      <style:text-properties style:font-name="Courier New" fo:font-size="10pt" fo:language="zxx" fo:country="none" fo:font-style="normal" fo:font-weight="bold" officeooo:paragraph-rsid="0478c74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9" style:family="paragraph" style:parent-style-name="Preformatted_20_Text">
      <style:text-properties style:font-name="Courier New" fo:font-size="10pt" fo:language="zxx" fo:country="none" fo:font-style="italic" fo:font-weight="normal" officeooo:paragraph-rsid="0478c74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0" style:family="paragraph" style:parent-style-name="Preformatted_20_Text">
      <style:text-properties style:font-name="Courier New" fo:font-size="10pt" fo:language="zxx" fo:country="none" fo:font-style="normal" fo:font-weight="normal" officeooo:paragraph-rsid="0478c74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1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2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73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7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6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7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82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83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84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text-properties style:font-name="Courier New" fo:font-size="10pt" fo:language="zxx" fo:country="none" officeooo:paragraph-rsid="06659063" style:font-size-asian="10pt" style:language-asian="zxx" style:country-asian="none" style:font-size-complex="10pt" style:language-complex="zxx" style:country-complex="none"/>
    </style:style>
    <style:style style:name="P8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5bc4c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582cce9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2646e91"/>
    </style:style>
    <style:style style:name="T1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2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" style:family="text">
      <style:text-properties fo:color="#000000" loext:opacity="100%" style:font-name="Courier New" fo:font-size="10pt" fo:language="zxx" fo:country="none" officeooo:rsid="05da2314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6258a8c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5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3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5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6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fo:font-style="normal" officeooo:rsid="02706be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60ef55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61ff4be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6295f8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weight="bold" officeooo:rsid="05b297ab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style:font-name-complex="Courier New"/>
    </style:style>
    <style:style style:name="T66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6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fo:font-style="normal" officeooo:rsid="03efe0f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5ba9cbc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officeooo:rsid="0277dedb"/>
    </style:style>
    <style:style style:name="T9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style:font-name="Courier New" officeooo:rsid="052883ca"/>
    </style:style>
    <style:style style:name="T96" style:family="text">
      <style:text-properties style:font-name="Courier New" officeooo:rsid="04dc5c57"/>
    </style:style>
    <style:style style:name="T97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98" style:family="text">
      <style:text-properties officeooo:rsid="023d069c"/>
    </style:style>
    <style:style style:name="T99" style:family="text">
      <style:text-properties officeooo:rsid="021570c6"/>
    </style:style>
    <style:style style:name="T100" style:family="text">
      <style:text-properties officeooo:rsid="02984091"/>
    </style:style>
    <style:style style:name="T101" style:family="text">
      <style:text-properties officeooo:rsid="0298730b"/>
    </style:style>
    <style:style style:name="T10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5bdb3e6" style:language-asian="zxx" style:country-asian="none" style:font-name-complex="Courier New" style:language-complex="zxx" style:country-complex="none"/>
    </style:style>
    <style:style style:name="T106" style:family="text">
      <style:text-properties fo:font-style="normal" officeooo:rsid="023ec219" style:font-style-asian="normal" style:font-style-complex="normal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officeooo:rsid="0213f657"/>
    </style:style>
    <style:style style:name="T10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1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19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2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2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2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2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2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2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1" style:family="text">
      <style:text-properties fo:color="#000000" loext:opacity="100%" style:font-name="Courier New" fo:font-size="10pt" fo:language="zxx" fo:country="none" fo:font-style="normal" officeooo:rsid="0170fc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4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65c244f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4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6" style:family="text">
      <style:text-properties fo:color="#000000" loext:opacity="100%" style:font-name="Courier New" fo:font-size="10pt" fo:language="zxx" fo:country="none" fo:font-style="normal" officeooo:rsid="065ca7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officeooo:rsid="02b867ce"/>
    </style:style>
    <style:style style:name="T166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6511bf0" style:font-size-asian="10pt" style:language-asian="zxx" style:country-asian="none" style:font-name-complex="Courier New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officeooo:rsid="064b939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57a7c92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65a254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1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2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3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7" style:family="text">
      <style:text-properties fo:color="#000000" loext:opacity="100%" style:font-name="Courier New" fo:language="zxx" fo:country="none" fo:font-style="italic" officeooo:rsid="06615518" style:language-asian="zxx" style:country-asian="none" style:font-style-asian="italic" style:font-name-complex="Courier New" style:language-complex="zxx" style:country-complex="none" style:font-style-complex="italic"/>
    </style:style>
    <style:style style:name="T208" style:family="text">
      <style:text-properties fo:color="#000000" loext:opacity="100%" style:font-name="Courier New" fo:language="zxx" fo:country="none" fo:font-style="normal" officeooo:rsid="06615518" style:language-asian="zxx" style:country-asian="none" style:font-style-asian="normal" style:font-name-complex="Courier New" style:language-complex="zxx" style:country-complex="none" style:font-style-complex="normal"/>
    </style:style>
    <style:style style:name="T209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21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211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3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4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officeooo:rsid="04144748"/>
    </style:style>
    <style:style style:name="T216" style:family="text">
      <style:text-properties officeooo:rsid="0478c748"/>
    </style:style>
    <style:style style:name="T217" style:family="text">
      <style:text-properties fo:font-style="italic" officeooo:rsid="040de640" style:font-style-asian="italic" style:font-style-complex="italic"/>
    </style:style>
    <style:style style:name="T218" style:family="text">
      <style:text-properties fo:font-style="italic" officeooo:rsid="0478c748" style:font-style-asian="italic" style:font-style-complex="italic"/>
    </style:style>
    <style:style style:name="T219" style:family="text">
      <style:text-properties fo:font-style="italic" officeooo:rsid="04125c48" style:font-style-asian="italic" style:font-style-complex="italic"/>
    </style:style>
    <style:style style:name="T220" style:family="text">
      <style:text-properties officeooo:rsid="042d7d17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41182c7" style:font-style-asian="italic" style:font-style-complex="italic"/>
    </style:style>
    <style:style style:name="T223" style:family="text">
      <style:text-properties officeooo:rsid="051a58c7"/>
    </style:style>
    <style:style style:name="T224" style:family="text">
      <style:text-properties officeooo:rsid="0424aa9b"/>
    </style:style>
    <style:style style:name="T225" style:family="text">
      <style:text-properties style:font-name="Courier New" fo:font-size="10pt" officeooo:rsid="040de640" style:font-size-asian="10pt" style:font-size-complex="10pt"/>
    </style:style>
    <style:style style:name="T226" style:family="text">
      <style:text-properties style:font-name="Courier New" fo:font-size="10pt" officeooo:rsid="051a58c7" style:font-size-asian="10pt" style:font-size-complex="10pt"/>
    </style:style>
    <style:style style:name="T227" style:family="text">
      <style:text-properties style:font-name="Courier New" fo:font-size="10pt" fo:font-weight="normal" officeooo:rsid="040de640" style:font-size-asian="10pt" style:font-weight-asian="normal" style:font-size-complex="10pt" style:font-weight-complex="normal"/>
    </style:style>
    <style:style style:name="T228" style:family="text">
      <style:text-properties style:font-name="Courier New" fo:font-size="10pt" fo:font-weight="normal" officeooo:rsid="04283cfb" style:font-size-asian="10pt" style:font-weight-asian="normal" style:font-size-complex="10pt" style:font-weight-complex="normal"/>
    </style:style>
    <style:style style:name="T229" style:family="text">
      <style:text-properties officeooo:rsid="048a07de"/>
    </style:style>
    <style:style style:name="T230" style:family="text">
      <style:text-properties style:font-name="Courier New" officeooo:rsid="040de640"/>
    </style:style>
    <style:style style:name="T231" style:family="text">
      <style:text-properties officeooo:rsid="04546f38"/>
    </style:style>
    <style:style style:name="T23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33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4" style:family="text">
      <style:text-properties officeooo:rsid="03f9c86c"/>
    </style:style>
    <style:style style:name="T235" style:family="text">
      <style:text-properties fo:font-style="italic" officeooo:rsid="05cb62a7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2">Core API</text:p>
          </table:table-cell>
          <table:covered-table-cell/>
          <table:covered-table-cell/>
          <table:table-cell table:style-name="Table1.D1" office:value-type="string">
            <text:p text:style-name="P3">DOM <text:span text:style-name="T9">API</text:span>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10"/></text:span></text:p>
            <text:p text:style-name="P4"><text:span text:style-name="Source_20_Text"><text:span text:style-name="T10">constant(value);</text:span></text:span></text:p>
            <text:p text:style-name="P4"><text:span text:style-name="Source_20_Text"><text:span text:style-name="T11">identity(value);</text:span></text:span></text:p>
            <text:p text:style-name="P4"><text:span text:style-name="Source_20_Text"><text:span text:style-name="T10">noop();</text:span></text:span></text:p>
            <text:p text:style-name="P4"><text:span text:style-name="Source_20_Text"><text:span text:style-name="T10">T();</text:span></text:span></text:p>
            <text:p text:style-name="P4"><text:span text:style-name="Source_20_Text"><text:span text:style-name="T12">F();</text:span></text:span></text:p>
            <text:p text:style-name="P4"><text:span text:style-name="Source_20_Text"><text:span text:style-name="T12"/></text:span></text:p>
          </table:table-cell>
          <table:table-cell table:style-name="Table1.B2" office:value-type="string">
            <text:p text:style-name="P5"><text:span text:style-name="Source_20_Text"><text:span text:style-name="T10"/></text:span></text:p>
            <text:p text:style-name="P5"><text:span text:style-name="Source_20_Text"><text:span text:style-name="T10">asyncConstant(</text:span></text:span><text:span text:style-name="Source_20_Text"><text:span text:style-name="T13">val</text:span></text:span><text:span text:style-name="Source_20_Text"><text:span text:style-name="T14">ue</text:span></text:span><text:span text:style-name="Source_20_Text"><text:span text:style-name="T10">);</text:span></text:span></text:p>
            <text:p text:style-name="P5"><text:span text:style-name="Source_20_Text"><text:span text:style-name="T10">asyncIdentity(</text:span></text:span><text:span text:style-name="Source_20_Text"><text:span text:style-name="T13">val</text:span></text:span><text:span text:style-name="Source_20_Text"><text:span text:style-name="T14">ue</text:span></text:span><text:span text:style-name="Source_20_Text"><text:span text:style-name="T10">);</text:span></text:span></text:p>
            <text:p text:style-name="P5"><text:span text:style-name="Source_20_Text"><text:span text:style-name="T10">asyncNoop();</text:span></text:span></text:p>
            <text:p text:style-name="P5"><text:span text:style-name="Source_20_Text"><text:span text:style-name="T10">async</text:span></text:span><text:span text:style-name="Source_20_Text"><text:span text:style-name="T15">T</text:span></text:span><text:span text:style-name="Source_20_Text"><text:span text:style-name="T10">();</text:span></text:span></text:p>
            <text:p text:style-name="P5"><text:span text:style-name="Source_20_Text"><text:span text:style-name="T10">async</text:span></text:span><text:span text:style-name="Source_20_Text"><text:span text:style-name="T15">F</text:span></text:span><text:span text:style-name="Source_20_Text"><text:span text:style-name="T10">();</text:span></text:span></text:p>
          </table:table-cell>
          <table:table-cell table:style-name="Table1.C2" office:value-type="string">
            <text:p text:style-name="P5"><text:span text:style-name="Source_20_Text"><text:span text:style-name="T13"/></text:span></text:p>
            <text:p text:style-name="P5"><text:span text:style-name="Source_20_Text"><text:span text:style-name="T13">eq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gt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gte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lt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lte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</table:table-cell>
          <table:table-cell table:style-name="Table1.D2" table:number-rows-spanned="4" office:value-type="string">
            <text:p text:style-name="P6"><text:span text:style-name="Source_20_Text"><text:span text:style-name="T10">qsa(selector[,context]);</text:span></text:span></text:p>
            <text:p text:style-name="P6"><text:span text:style-name="Source_20_Text"><text:span text:style-name="T10">qs(selector[,context]);</text:span></text:span></text:p>
            <text:p text:style-name="P6"><text:span text:style-name="Source_20_Text"><text:span text:style-name="T10">domReady(c</text:span></text:span><text:span text:style-name="Source_20_Text"><text:span text:style-name="T16">allback</text:span></text:span><text:span text:style-name="Source_20_Text"><text:span text:style-name="T10">);</text:span></text:span></text:p>
            <text:p text:style-name="P6"><text:span text:style-name="Source_20_Text"><text:span text:style-name="T17">domClear(e</text:span></text:span><text:span text:style-name="Source_20_Text"><text:span text:style-name="T18">lement</text:span></text:span><text:span text:style-name="Source_20_Text"><text:span text:style-name="T17">);</text:span></text:span></text:p>
            <text:p text:style-name="P6"><text:span text:style-name="Source_20_Text"><text:span text:style-name="T10">domCreate(type[,properties[,innerHTML]]);</text:span></text:span></text:p>
            <text:p text:style-name="P6"><text:span text:style-name="Source_20_Text"><text:span text:style-name="T10">domCreate(</text:span></text:span><text:bookmark text:name="result_box Copy 1"/><text:span text:style-name="Source_20_Text"><text:span text:style-name="T10">element descriptive object);</text:span></text:span></text:p>
            <text:p text:style-name="P6"><text:span text:style-name="Source_20_Text"><text:span text:style-name="T10">domToElement(</text:span></text:span><text:bookmark text:name="result_box1 Copy 1"/><text:span text:style-name="Source_20_Text"><text:span text:style-name="T10">htmlString);</text:span></text:span></text:p>
            <text:p text:style-name="P6"><text:span text:style-name="Source_20_Text"><text:span text:style-name="T10">domGetCSS(element</text:span></text:span><text:span text:style-name="Source_20_Text"><text:span text:style-name="T19">[</text:span></text:span><text:span text:style-name="Source_20_Text"><text:span text:style-name="T10">,property</text:span></text:span><text:span text:style-name="Source_20_Text"><text:span text:style-name="T20">]</text:span></text:span><text:span text:style-name="Source_20_Text"><text:span text:style-name="T10">);</text:span></text:span></text:p>
            <text:p text:style-name="P6"><text:span text:style-name="Source_20_Text"><text:span text:style-name="T10">domSetCSS(element,property,value);</text:span></text:span></text:p>
            <text:p text:style-name="P6"><text:span text:style-name="Source_20_Text"><text:span text:style-name="T10">domSetCSS(element,properties);</text:span></text:span></text:p>
            <text:p text:style-name="P6"><text:span text:style-name="Source_20_Text"><text:span text:style-name="T10">domFadeIn(element[,duration[,display]]);</text:span></text:span></text:p>
            <text:p text:style-name="P6"><text:span text:style-name="Source_20_Text"><text:span text:style-name="T10">domFadeOut(element[,duration]); </text:span></text:span></text:p>
            <text:p text:style-name="P6"><text:span text:style-name="Source_20_Text"><text:span text:style-name="T10">domFadeToggle(elem</text:span></text:span><text:span text:style-name="Source_20_Text"><text:span text:style-name="T21">ent</text:span></text:span><text:span text:style-name="Source_20_Text"><text:span text:style-name="T10">[,duration[,display]]);</text:span></text:span></text:p>
            <text:p text:style-name="P6"><text:span text:style-name="Source_20_Text"><text:span text:style-name="T10">domShow(element[,display]);</text:span></text:span></text:p>
            <text:p text:style-name="P6"><text:span text:style-name="Source_20_Text"><text:span text:style-name="T10">domHide(e</text:span></text:span><text:span text:style-name="Source_20_Text"><text:span text:style-name="T22">le</text:span></text:span><text:span text:style-name="Source_20_Text"><text:span text:style-name="T23">ment</text:span></text:span><text:span text:style-name="Source_20_Text"><text:span text:style-name="T10">);</text:span></text:span></text:p>
            <text:p text:style-name="P6"><text:span text:style-name="Source_20_Text"><text:span text:style-name="T10">domToggle(element[,display]);</text:span></text:span></text:p>
            <text:p text:style-name="P6"><text:span text:style-name="Source_20_Text"><text:span text:style-name="T10">domIsHidden(element);</text:span></text:span></text:p>
            <text:p text:style-name="P7"><text:span text:style-name="Source_20_Text"><text:span text:style-name="T24">domScrollToTop();</text:span></text:span></text:p>
            <text:p text:style-name="P7"><text:span text:style-name="Source_20_Text"><text:span text:style-name="T25">domScrollToBottom();</text:span></text:span></text:p>
            <text:p text:style-name="P6"><text:span text:style-name="Source_20_Text"><text:span text:style-name="T10">domScrollToElement(element[,top=true]);<text:line-break/>domSiblings(element);</text:span></text:span></text:p>
            <text:p text:style-name="P6"><text:span text:style-name="Source_20_Text"><text:span text:style-name="T10">domSiblingsPrev(element);</text:span></text:span></text:p>
            <text:p text:style-name="P6"><text:span text:style-name="Source_20_Text"><text:span text:style-name="T10">domSiblings</text:span></text:span><text:span text:style-name="Source_20_Text"><text:span text:style-name="T26">Left</text:span></text:span><text:span text:style-name="Source_20_Text"><text:span text:style-name="T10">(element);</text:span></text:span></text:p>
            <text:p text:style-name="P8"><text:span text:style-name="Source_20_Text"><text:span text:style-name="T10">domSiblingsNext(element);</text:span></text:span></text:p>
            <text:p text:style-name="P8"><text:span text:style-name="Source_20_Text"><text:span text:style-name="T10">domSiblings</text:span></text:span><text:span text:style-name="Source_20_Text"><text:span text:style-name="T26">Right</text:span></text:span><text:span text:style-name="Source_20_Text"><text:span text:style-name="T10">(element);</text:span></text:span></text:p>
            <text:p text:style-name="P6"><text:span text:style-name="Source_20_Text"><text:span text:style-name="T27">domGetC</text:span></text:span><text:span text:style-name="Source_20_Text"><text:span text:style-name="T28">SS</text:span></text:span><text:span text:style-name="Source_20_Text"><text:span text:style-name="T27">Var(name);</text:span></text:span></text:p>
            <text:p text:style-name="P6"><text:span text:style-name="Source_20_Text"><text:span text:style-name="T10">domSetC</text:span></text:span><text:span text:style-name="Source_20_Text"><text:span text:style-name="T28">SS</text:span></text:span><text:span text:style-name="Source_20_Text"><text:span text:style-name="T10">Var(</text:span></text:span><text:span text:style-name="Source_20_Text"><text:span text:style-name="T27">n</text:span></text:span><text:span text:style-name="Source_20_Text"><text:span text:style-name="T10">a</text:span></text:span><text:span text:style-name="Source_20_Text"><text:span text:style-name="T27">me</text:span></text:span><text:span text:style-name="Source_20_Text"><text:span text:style-name="T10">,</text:span></text:span><text:span text:style-name="Source_20_Text"><text:span text:style-name="T27">v</text:span></text:span><text:span text:style-name="Source_20_Text"><text:span text:style-name="T10">a</text:span></text:span><text:span text:style-name="Source_20_Text"><text:span text:style-name="T27">lue</text:span></text:span><text:span text:style-name="Source_20_Text"><text:span text:style-name="T10">);</text:span></text:span></text:p>
            <text:p text:style-name="P6"><text:span text:style-name="Source_20_Text"><text:span text:style-name="T10">importScript(script1[,scriptN]);</text:span></text:span></text:p>
            <text:p text:style-name="P6"><text:span text:style-name="Source_20_Text"><text:span text:style-name="T10">importStyle(style1[,styleN]);</text:span></text:span></text:p>
            <text:p text:style-name="P9"><text:span text:style-name="Source_20_Text"><text:span text:style-name="T10">setFullscreenOn(selector</text:span></text:span><text:span text:style-name="Source_20_Text"><text:span text:style-name="T29">);</text:span></text:span></text:p>
            <text:p text:style-name="P9"><text:span text:style-name="Source_20_Text"><text:span text:style-name="T10">setFullscreenOn(element);</text:span></text:span></text:p>
            <text:p text:style-name="P6"><text:span text:style-name="Source_20_Text"><text:span text:style-name="T10">setFullscreenOff();</text:span></text:span></text:p>
            <text:p text:style-name="P10"><text:span text:style-name="Source_20_Text"><text:span text:style-name="T10">getFullscreen();<text:line-break/>form2array(form);</text:span></text:span></text:p>
            <text:p text:style-name="P10"><text:span text:style-name="Source_20_Text"><text:span text:style-name="T10">form2string(form);</text:span></text:span></text:p>
            <text:p text:style-name="P6"><text:span text:style-name="Source_20_Text"><text:span text:style-name="T10">getDoNotTrack();</text:span></text:span></text:p>
            <text:p text:style-name="P10"><text:span text:style-name="Source_20_Text"><text:span text:style-name="T10">getLocation(success[,error]);</text:span></text:span></text:p>
            <text:p text:style-name="P10"><text:span text:style-name="Source_20_Text"><text:span text:style-name="T10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1"><text:span text:style-name="Source_20_Text"><text:span text:style-name="T30"/></text:span></text:p>
            <text:p text:style-name="P11"><text:span text:style-name="Source_20_Text"><text:span text:style-name="T30">R</text:span></text:span><text:span text:style-name="Source_20_Text"><text:span text:style-name="T10">andomBoolean</text:span></text:span><text:span text:style-name="Source_20_Text"><text:span text:style-name="T12">();</text:span></text:span></text:p>
            <text:p text:style-name="P11"><text:span text:style-name="Source_20_Text"><text:span text:style-name="T12"/></text:span></text:p>
            <text:p text:style-name="P11"><text:span text:style-name="Source_20_Text"><text:span text:style-name="T31">r</text:span></text:span><text:span text:style-name="Source_20_Text"><text:span text:style-name="T12">andomUUIDv7</text:span></text:span><text:span text:style-name="Source_20_Text"><text:span text:style-name="T32">(</text:span></text:span><text:span text:style-name="Source_20_Text"><text:span text:style-name="T33">v4=false</text:span></text:span><text:span text:style-name="Source_20_Text"><text:span text:style-name="T32">);</text:span></text:span></text:p>
            <text:p text:style-name="P12"><text:span text:style-name="Source_20_Text"><text:span text:style-name="T34"/></text:span></text:p>
            <text:p text:style-name="P12"><text:span text:style-name="Source_20_Text"><text:span text:style-name="T34">nanoid([size=21[,alphabet="A-Za-z0-9_-"]]);</text:span></text:span></text:p>
            <text:p text:style-name="P12"><text:span text:style-name="Source_20_Text"><text:span text:style-name="T34"/></text:span></text:p>
            <text:p text:style-name="P11"><text:span text:style-name="Source_20_Text"><text:span text:style-name="T35">timestampID([size=21[,alphabet=</text:span></text:span><text:span text:style-name="Source_20_Text"><text:span text:style-name="T36">"123456789ABCDEFGHJKLMNPQRSTUVWXYZabcdefghijkmnopqrstuvwxyz"</text:span></text:span><text:span text:style-name="Source_20_Text"><text:span text:style-name="T35">]]);</text:span></text:span></text:p>
            <text:p text:style-name="P11"><text:span text:style-name="Source_20_Text"><text:span text:style-name="T35"/></text:span></text:p>
          </table:table-cell>
          <table:covered-table-cell/>
          <table:table-cell table:style-name="Table1.C3" office:value-type="string">
            <text:p text:style-name="P13"><text:span text:style-name="Source_20_Text"><text:span text:style-name="T37"/></text:span></text:p>
            <text:p text:style-name="P14"><text:span text:style-name="Source_20_Text"><text:span text:style-name="T10">delay(mi</text:span></text:span><text:span text:style-name="Source_20_Text"><text:span text:style-name="T38">lis</text:span></text:span><text:span text:style-name="Source_20_Text"><text:span text:style-name="T10">e</text:span></text:span><text:span text:style-name="Source_20_Text"><text:span text:style-name="T38">c</text:span></text:span><text:span text:style-name="Source_20_Text"><text:span text:style-name="T10">).then(callback);</text:span></text:span></text:p>
            <text:p text:style-name="P14"><text:span text:style-name="Source_20_Text"><text:span text:style-name="T10"/></text:span></text:p>
            <text:p text:style-name="P14"><text:span text:style-name="Source_20_Text"><text:span text:style-name="T10">bind(</text:span></text:span><text:span text:style-name="Source_20_Text"><text:span text:style-name="T39">function</text:span></text:span><text:span text:style-name="Source_20_Text"><text:span text:style-name="T10">,context);</text:span></text:span></text:p>
            <text:p text:style-name="P14"><text:span text:style-name="Source_20_Text"><text:span text:style-name="T40">unBind</text:span></text:span><text:span text:style-name="Source_20_Text"><text:span text:style-name="T41">(</text:span></text:span><text:span text:style-name="Source_20_Text"><text:span text:style-name="T42">f</text:span></text:span><text:span text:style-name="Source_20_Text"><text:span text:style-name="T43">unction</text:span></text:span><text:span text:style-name="Source_20_Text"><text:span text:style-name="T41">);</text:span></text:span></text:p>
            <text:p text:style-name="P14"><text:span text:style-name="Source_20_Text"><text:span text:style-name="T41">curry(function);</text:span></text:span></text:p>
            <text:p text:style-name="P14"><text:span text:style-name="Source_20_Text"><text:span text:style-name="T41">compose(function1[,functionN]);</text:span></text:span></text:p>
            <text:p text:style-name="P14"><text:span text:style-name="Source_20_Text"><text:span text:style-name="T41">pipe(function1[,functionN]);</text:span></text:span></text:p>
            <text:p text:style-name="P14"><text:span text:style-name="Source_20_Text"><text:span text:style-name="T44">once(function);</text:span></text:span></text:p>
            <text:p text:style-name="P14"><text:span text:style-name="Source_20_Text"><text:span text:style-name="T45">tap(function): function(</text:span></text:span><text:span text:style-name="Source_20_Text"><text:span text:style-name="T46">value</text:span></text:span><text:span text:style-name="Source_20_Text"><text:span text:style-name="T45">);</text:span></text:span></text:p>
            <text:p text:style-name="P13"><text:span text:style-name="Source_20_Text"><text:span text:style-name="T47"/></text:span></text:p>
          </table:table-cell>
          <table:covered-table-cell table:style-name="Table1.D2"/>
        </table:table-row>
        <table:table-row>
          <table:table-cell table:style-name="Table1.A4" table:number-columns-spanned="2" office:value-type="string">
            <text:p text:style-name="P15"><text:span text:style-name="Source_20_Text"><text:span text:style-name="T10"/></text:span></text:p>
            <text:p text:style-name="P15"><text:span text:style-name="Source_20_Text"><text:span text:style-name="T10">extend([deep,]target,source1[,s</text:span></text:span><text:span text:style-name="Source_20_Text"><text:span text:style-name="T48">ou</text:span></text:span><text:span text:style-name="Source_20_Text"><text:span text:style-name="T10">rc</text:span></text:span><text:span text:style-name="Source_20_Text"><text:span text:style-name="T48">e</text:span></text:span><text:span text:style-name="Source_20_Text"><text:span text:style-name="T10">N]);</text:span></text:span></text:p>
            <text:p text:style-name="P15"><text:span text:style-name="Source_20_Text"><text:span text:style-name="T10">sizeIn(o</text:span></text:span><text:span text:style-name="Source_20_Text"><text:span text:style-name="T49">bje</text:span></text:span><text:span text:style-name="Source_20_Text"><text:span text:style-name="T50">ct</text:span></text:span><text:span text:style-name="Source_20_Text"><text:span text:style-name="T10">);</text:span></text:span></text:p>
            <text:p text:style-name="P15"><text:span text:style-name="Source_20_Text"><text:span text:style-name="T10">pick(object,keys);</text:span></text:span></text:p>
            <text:p text:style-name="P15"><text:span text:style-name="Source_20_Text"><text:span text:style-name="T51">omit</text:span></text:span><text:span text:style-name="Source_20_Text"><text:span text:style-name="T10">(object,keys);</text:span></text:span></text:p>
            <text:p text:style-name="P15"><text:span text:style-name="Source_20_Text"><text:span text:style-name="T45">assoc(object,key,value);</text:span></text:span></text:p>
            <text:p text:style-name="P16"><text:span text:style-name="Source_20_Text"><text:span text:style-name="T10">getUrlVars([str=location.search]);</text:span></text:span></text:p>
            <text:p text:style-name="P16"><text:span text:style-name="Source_20_Text"><text:span text:style-name="T45">obj2string(object);</text:span></text:span></text:p>
            <text:p text:style-name="P16"><text:span text:style-name="Source_20_Text"><text:span text:style-name="T45"/></text:span></text:p>
          </table:table-cell>
          <table:covered-table-cell/>
          <table:table-cell table:style-name="Table1.C4" office:value-type="string">
            <text:p text:style-name="P17"><text:span text:style-name="Source_20_Text"><text:span text:style-name="T10"/></text:span></text:p>
            <text:p text:style-name="P14"><text:span text:style-name="Source_20_Text"><text:span text:style-name="T37">BASE16;</text:span></text:span></text:p>
            <text:p text:style-name="P14"><text:span text:style-name="Source_20_Text"><text:span text:style-name="T37">BASE</text:span></text:span><text:span text:style-name="Source_20_Text"><text:span text:style-name="T47">32;</text:span></text:span></text:p>
            <text:p text:style-name="P14"><text:span text:style-name="Source_20_Text"><text:span text:style-name="T47">BASE36;</text:span></text:span></text:p>
            <text:p text:style-name="P14"><text:span text:style-name="Source_20_Text"><text:span text:style-name="T47">BASE58;</text:span></text:span></text:p>
            <text:p text:style-name="P14"><text:span text:style-name="Source_20_Text"><text:span text:style-name="T47">BASE62;</text:span></text:span></text:p>
            <text:p text:style-name="P14"><text:span text:style-name="Source_20_Text"><text:span text:style-name="T52">WORDSAFEALPHABET;</text:span></text:span></text:p>
          </table:table-cell>
          <table:covered-table-cell table:style-name="Table1.D2"/>
        </table:table-row>
        <table:table-row>
          <table:table-cell table:style-name="Table1.A5" table:number-columns-spanned="3" office:value-type="string">
            <text:p text:style-name="P18"><text:span text:style-name="Source_20_Text"><text:span text:style-name="T34"/></text:span></text:p>
            <text:p text:style-name="P11"><text:span text:style-name="Source_20_Text"><text:span text:style-name="T10">createPolyfillMethod(o</text:span></text:span><text:span text:style-name="Source_20_Text"><text:span text:style-name="T53">b</text:span></text:span><text:span text:style-name="Source_20_Text"><text:span text:style-name="T54">ject</text:span></text:span><text:span text:style-name="Source_20_Text"><text:span text:style-name="T10">,</text:span></text:span><text:span text:style-name="Source_20_Text"><text:span text:style-name="T55">prop</text:span></text:span><text:span text:style-name="Source_20_Text"><text:span text:style-name="T56">erty</text:span></text:span><text:span text:style-name="Source_20_Text"><text:span text:style-name="T10">,v</text:span></text:span><text:span text:style-name="Source_20_Text"><text:span text:style-name="T57">alu</text:span></text:span><text:span text:style-name="Source_20_Text"><text:span text:style-name="T58">e</text:span></text:span><text:span text:style-name="Source_20_Text"><text:span text:style-name="T10">);</text:span></text:span></text:p>
            <text:p text:style-name="P11"><text:span text:style-name="Source_20_Text"><text:span text:style-name="T10"/></text:span></text:p>
            <text:p text:style-name="P11"><text:span text:style-name="Source_20_Text"><text:span text:style-name="T10">createPolyfillProperty(o</text:span></text:span><text:span text:style-name="Source_20_Text"><text:span text:style-name="T53">b</text:span></text:span><text:span text:style-name="Source_20_Text"><text:span text:style-name="T54">ject</text:span></text:span><text:span text:style-name="Source_20_Text"><text:span text:style-name="T10">,</text:span></text:span><text:span text:style-name="Source_20_Text"><text:span text:style-name="T55">prop</text:span></text:span><text:span text:style-name="Source_20_Text"><text:span text:style-name="T56">erty</text:span></text:span><text:span text:style-name="Source_20_Text"><text:span text:style-name="T10">,</text:span></text:span><text:span text:style-name="Source_20_Text"><text:span text:style-name="T59">val</text:span></text:span><text:span text:style-name="Source_20_Text"><text:span text:style-name="T60">ue</text:span></text:span><text:span text:style-name="Source_20_Text"><text:span text:style-name="T10">);</text:span></text:span></text:p>
            <text:p text:style-name="P11"><text:span text:style-name="Source_20_Text"><text:span text:style-name="T61"/></text:span></text:p>
            <text:p text:style-name="P11"><text:span text:style-name="Source_20_Text"><text:span text:style-name="T61">a</text:span></text:span><text:span text:style-name="Source_20_Text"><text:span text:style-name="T10">ssert</text:span></text:span><text:span text:style-name="Source_20_Text"><text:span text:style-name="T61">(condition[,message</text:span></text:span><text:span text:style-name="Source_20_Text"><text:span text:style-name="T62">|error</text:span></text:span><text:span text:style-name="Source_20_Text"><text:span text:style-name="T61">]);</text:span></text:span></text:p>
            <text:p text:style-name="P11"><text:span text:style-name="Source_20_Text"><text:span text:style-name="T63"/></text:span></text:p>
            <text:p text:style-name="P11"><text:span text:style-name="Source_20_Text"><text:span text:style-name="T63">VERSION;</text:span></text:span></text:p>
            <text:p text:style-name="P11"><text:span text:style-name="Source_20_Text"><text:span text:style-name="T63"/></text:span></text:p>
          </table:table-cell>
          <table:covered-table-cell/>
          <table:covered-table-cell/>
          <table:covered-table-cell table:style-name="Table1.D2"/>
        </table:table-row>
      </table:table>
      <text:p text:style-name="P1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0"><text:span text:style-name="Source_20_Text"><text:span text:style-name="T64">Polyfills</text:span></text:span></text:p>
          </table:table-cell>
          <table:table-cell table:style-name="Table5.A1" office:value-type="string">
            <text:p text:style-name="P21"><text:span text:style-name="Source_20_Text"><text:span text:style-name="T65">String API</text:span></text:span></text:p>
          </table:table-cell>
          <table:table-cell table:style-name="Table5.C1" table:number-columns-spanned="2" office:value-type="string">
            <text:p text:style-name="P22"><text:span text:style-name="Source_20_Text"><text:span text:style-name="T65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3"><text:span text:style-name="Source_20_Text"><text:span text:style-name="T66"/></text:span></text:p>
            <text:p text:style-name="P24"><text:a xlink:type="simple" xlink:href="https://developer.mozilla.org/en-US/docs/Web/API/Crypto/randomUUID" text:style-name="Internet_20_link" text:visited-style-name="Visited_20_Internet_20_Link"><text:span text:style-name="Source_20_Text"><text:span text:style-name="T37">crypto.randomUUID();</text:span></text:span></text:a></text:p>
            <text:p text:style-name="P25"><text:span text:style-name="Source_20_Text"><text:span text:style-name="T37"/></text:span></text:p>
            <text:p text:style-name="P25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67">Error.isError();</text:span></text:span></text:a></text:p>
            <text:p text:style-name="P25"><text:span text:style-name="Source_20_Text"><text:span text:style-name="T37"/></text:span></text:p>
            <text:p text:style-name="P25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68">globalThis;</text:span></text:span></text:a></text:p>
            <text:p text:style-name="P25"><text:span text:style-name="Source_20_Text"><text:span text:style-name="T37"/></text:span></text:p>
            <text:p text:style-name="P2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68">Math.sumPrecise();</text:span></text:span></text:a></text:p>
            <text:p text:style-name="P25"><text:span text:style-name="Source_20_Text"><text:span text:style-name="T37"/></text:span></text:p>
            <text:p text:style-name="P2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69">globalThis.AsyncFunction();</text:span></text:span></text:a></text:p>
            <text:p text:style-name="P24"><text:span text:style-name="Source_20_Text"><text:span text:style-name="T69"/></text:span></text:p>
            <text:p text:style-name="P2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70">global</text:span></text:span><text:span text:style-name="Source_20_Text"><text:span text:style-name="T71">this</text:span></text:span><text:span text:style-name="Source_20_Text"><text:span text:style-name="T69">.AsyncGeneratorFunction();</text:span></text:span></text:a></text:p>
            <text:p text:style-name="P26"/>
            <text:p text:style-name="P24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72">globalThis.GeneratorFunction();</text:span></text:span></text:a></text:p>
          </table:table-cell>
          <table:table-cell table:style-name="Table5.B2" office:value-type="string">
            <text:p text:style-name="P27"><text:span text:style-name="Source_20_Text"><text:span text:style-name="T10"/></text:span></text:p>
            <text:p text:style-name="P27"><text:span text:style-name="Source_20_Text"><text:span text:style-name="T10">b64Decode(s</text:span></text:span><text:span text:style-name="Source_20_Text"><text:span text:style-name="T22">tri</text:span></text:span><text:span text:style-name="Source_20_Text"><text:span text:style-name="T73">ng</text:span></text:span><text:span text:style-name="Source_20_Text"><text:span text:style-name="T10">);</text:span></text:span></text:p>
            <text:p text:style-name="P27"><text:span text:style-name="Source_20_Text"><text:span text:style-name="T10">b64Encode(string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CodePoints(s</text:span></text:span><text:span text:style-name="Source_20_Text"><text:span text:style-name="T74">t</text:span></text:span><text:span text:style-name="Source_20_Text"><text:span text:style-name="T61">ring</text:span></text:span><text:span text:style-name="Source_20_Text"><text:span text:style-name="T10">);</text:span></text:span></text:p>
            <text:p text:style-name="P27"><text:span text:style-name="Source_20_Text"><text:span text:style-name="T10">strFromCodePoints(i</text:span></text:span><text:span text:style-name="Source_20_Text"><text:span text:style-name="T75">terator</text:span></text:span><text:span text:style-name="Source_20_Text"><text:span text:style-name="T10">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At(s</text:span></text:span><text:span text:style-name="Source_20_Text"><text:span text:style-name="T76">tri</text:span></text:span><text:span text:style-name="Source_20_Text"><text:span text:style-name="T77">ng</text:span></text:span><text:span text:style-name="Source_20_Text"><text:span text:style-name="T10">,index[,newChar]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Count</text:span></text:span><text:span text:style-name="Source_20_Text"><text:span text:style-name="T78">(string, substring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Splice(</text:span></text:span><text:span text:style-name="Source_20_Text"><text:span text:style-name="T79">str</text:span></text:span><text:span text:style-name="Source_20_Text"><text:span text:style-name="T10">,index,count[,add</text:span></text:span><text:span text:style-name="Source_20_Text"><text:span text:style-name="T80">]);</text:span></text:span></text:p>
            <text:p text:style-name="P27"><text:span text:style-name="Source_20_Text"><text:span text:style-name="T81"/></text:span></text:p>
            <text:p text:style-name="P27"><text:span text:style-name="Source_20_Text"><text:span text:style-name="T81">strTruncate(st</text:span></text:span><text:span text:style-name="Source_20_Text"><text:span text:style-name="T61">ring</text:span></text:span><text:span text:style-name="Source_20_Text"><text:span text:style-name="T81">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Reverse(s</text:span></text:span><text:span text:style-name="Source_20_Text"><text:span text:style-name="T82">t</text:span></text:span><text:span text:style-name="Source_20_Text"><text:span text:style-name="T83">ring</text:span></text:span><text:span text:style-name="Source_20_Text"><text:span text:style-name="T10">);</text:span></text:span></text:p>
            <text:p text:style-name="P27"><text:span text:style-name="Source_20_Text"><text:span text:style-name="T81"/></text:span></text:p>
            <text:p text:style-name="P27"><text:span text:style-name="Source_20_Text"><text:span text:style-name="T10">strUpFirst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  <text:p text:style-name="P27"><text:span text:style-name="Source_20_Text"><text:span text:style-name="T10">strDownFirst(s</text:span></text:span><text:span text:style-name="Source_20_Text"><text:span text:style-name="T85">tri</text:span></text:span><text:span text:style-name="Source_20_Text"><text:span text:style-name="T39">ng</text:span></text:span><text:span text:style-name="Source_20_Text"><text:span text:style-name="T10">);</text:span></text:span></text:p>
            <text:p text:style-name="P27"><text:span text:style-name="Source_20_Text"><text:span text:style-name="T10">strCapitalize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  <text:p text:style-name="P27"><text:span text:style-name="Source_20_Text"><text:span text:style-name="T10">strProper</text:span></text:span><text:span text:style-name="Source_20_Text"><text:span text:style-name="T86">c</text:span></text:span><text:span text:style-name="Source_20_Text"><text:span text:style-name="T10">ase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  <text:p text:style-name="P27"><text:span text:style-name="Source_20_Text"><text:span text:style-name="T87">s</text:span></text:span><text:span text:style-name="Source_20_Text"><text:span text:style-name="T10">tr</text:span></text:span><text:span text:style-name="Source_20_Text"><text:span text:style-name="T88">T</text:span></text:span><text:span text:style-name="Source_20_Text"><text:span text:style-name="T89">itle</text:span></text:span><text:span text:style-name="Source_20_Text"><text:span text:style-name="T86">c</text:span></text:span><text:span text:style-name="Source_20_Text"><text:span text:style-name="T10">ase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HTMLEscape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  <text:p text:style-name="P27"><text:span text:style-name="Source_20_Text"><text:span text:style-name="T10">str</text:span></text:span><text:span text:style-name="Source_20_Text"><text:span text:style-name="T90">HTML</text:span></text:span><text:span text:style-name="Source_20_Text"><text:span text:style-name="T10">RemoveTags(string);</text:span></text:span></text:p>
            <text:p text:style-name="P27"><text:span text:style-name="Source_20_Text"><text:span text:style-name="T10">strHTML</text:span></text:span><text:span text:style-name="Source_20_Text"><text:span text:style-name="T91">Un</text:span></text:span><text:span text:style-name="Source_20_Text"><text:span text:style-name="T10">Escape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</table:table-cell>
          <table:table-cell table:style-name="Table5.C2" office:value-type="string">
            <text:p text:style-name="P28"><text:span text:style-name="Source_20_Text"><text:span text:style-name="T61"/></text:span></text:p>
            <text:p text:style-name="P29">sum(value1[,valueN]);</text:p>
            <text:p text:style-name="P29">avg(value1[,valueN]);</text:p>
            <text:p text:style-name="P29">product(value1[,valN]);</text:p>
            <text:p text:style-name="P29"/>
            <text:p text:style-name="P29">clamp(value,min,max);</text:p>
            <text:p text:style-name="P29"><text:span text:style-name="T92">minmax</text:span>(value,min,max);</text:p>
            <text:p text:style-name="P30"><text:span text:style-name="Source_20_Text"><text:span text:style-name="T10"/></text:span></text:p>
            <text:p text:style-name="P30"><text:span text:style-name="Source_20_Text"><text:span text:style-name="T10">inRange(value,min,max);</text:span></text:span></text:p>
            <text:p text:style-name="P30"><text:span text:style-name="Source_20_Text"><text:span text:style-name="T93"/></text:span></text:p>
            <text:p text:style-name="P30"><text:span text:style-name="Source_20_Text"><text:span text:style-name="T93">signbit(value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randomInt([max]);</text:span></text:span></text:p>
            <text:p text:style-name="P30"><text:span text:style-name="Source_20_Text"><text:span text:style-name="T10">randomInt(min,max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randomFloat([max]);</text:span></text:span></text:p>
            <text:p text:style-name="P30"><text:span text:style-name="Source_20_Text"><text:span text:style-name="T94">randomFloat(min,max);</text:span></text:span></text:p>
            <text:p text:style-name="P30"><text:span text:style-name="Source_20_Text"><text:span text:style-name="T94"/></text:span></text:p>
            <text:p text:style-name="P31">add(value1,value2);</text:p>
            <text:p text:style-name="P32"><text:span text:style-name="Source_20_Text"><text:span text:style-name="T95">sub</text:span></text:span><text:span text:style-name="Source_20_Text"><text:span text:style-name="T96">(value1,value2);</text:span></text:span></text:p>
            <text:p text:style-name="P32"><text:span text:style-name="Source_20_Text"><text:span text:style-name="T95">mul</text:span></text:span><text:span text:style-name="Source_20_Text"><text:span text:style-name="T96">(value1,value2);</text:span></text:span></text:p>
            <text:p text:style-name="P32"><text:span text:style-name="Source_20_Text"><text:span text:style-name="T95">div</text:span></text:span><text:span text:style-name="Source_20_Text"><text:span text:style-name="T96">(value1,value2);</text:span></text:span></text:p>
            <text:p text:style-name="P32"><text:span text:style-name="Source_20_Text"><text:span text:style-name="T97"/></text:span></text:p>
            <text:p text:style-name="P32"><text:span text:style-name="Source_20_Text"><text:span text:style-name="T96">divMo</text:span></text:span><text:span text:style-name="Source_20_Text"><text:span text:style-name="T95">d</text:span></text:span><text:span text:style-name="Source_20_Text"><text:span text:style-name="T96">(value1,value2);</text:span></text:span></text:p>
            <text:p text:style-name="P32"><text:span text:style-name="Source_20_Text"><text:span text:style-name="T95">mod</text:span></text:span><text:span text:style-name="Source_20_Text"><text:span text:style-name="T96">(value1,value2);</text:span></text:span></text:p>
            <text:p text:style-name="P32"><text:span text:style-name="Source_20_Text"><text:span text:style-name="T94"/></text:span></text:p>
          </table:table-cell>
          <table:table-cell table:style-name="Table5.D2" office:value-type="string">
            <text:p text:style-name="P33"/>
            <text:p text:style-name="P33">isEven(value);</text:p>
            <text:p text:style-name="P33">isOdd(valu<text:span text:style-name="T98">e</text:span>);</text:p>
            <text:p text:style-name="P34">isInt8(value);</text:p>
            <text:p text:style-name="P34">isInt16(value);</text:p>
            <text:p text:style-name="P35">isInt32(value);</text:p>
            <text:p text:style-name="P34">isUInt32(value);</text:p>
            <text:p text:style-name="P34">isUInt8(value);</text:p>
            <text:p text:style-name="P34">isUInt16(value);</text:p>
            <text:p text:style-name="P34">isBigInt64(value);</text:p>
            <text:p text:style-name="P36"><text:span text:style-name="T99">i</text:span><text:span text:style-name="T100">s</text:span>BigUInt64(value);</text:p>
            <text:p text:style-name="P36"><text:span text:style-name="T100">is</text:span>Float<text:span text:style-name="T101">16</text:span>(value);</text:p>
            <text:p text:style-name="P37"><text:span text:style-name="Source_20_Text"><text:span text:style-name="T93">isFloat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93">);</text:span></text:span></text:p>
            <text:p text:style-name="P37"><text:span text:style-name="Source_20_Text"><text:span text:style-name="T93"/></text:span></text:p>
            <text:p text:style-name="P37"><text:span text:style-name="Source_20_Text"><text:span text:style-name="T57">toInteger(valu</text:span></text:span><text:span text:style-name="Source_20_Text"><text:span text:style-name="T58">e</text:span></text:span><text:span text:style-name="Source_20_Text"><text:span text:style-name="T57">);</text:span></text:span></text:p>
            <text:p text:style-name="P38"><text:span text:style-name="Source_20_Text"><text:span text:style-name="T104">toIntegerOrInfinity(</text:span></text:span><text:span text:style-name="Source_20_Text"><text:span text:style-name="T105">val</text:span></text:span><text:span text:style-name="Source_20_Text"><text:span text:style-name="T104">);</text:span></text:span></text:p>
            <text:p text:style-name="P33"><text:span text:style-name="T106">t</text:span><text:span text:style-name="T107">oInt8(value);</text:span></text:p>
            <text:p text:style-name="P36">toInt16(value);</text:p>
            <text:p text:style-name="P36">toInt32(value);</text:p>
            <text:p text:style-name="P36">toUInt8(value);</text:p>
            <text:p text:style-name="P36">toUInt<text:span text:style-name="T108">1</text:span>6(value);</text:p>
            <text:p text:style-name="P36">toUInt32(value;</text:p>
            <text:p text:style-name="P36">toBigInt64(value);</text:p>
            <text:p text:style-name="P36">toBigUInt64(value);</text:p>
            <text:p text:style-name="P36"><text:span text:style-name="T108">toFloat</text:span><text:span text:style-name="T100">16</text:span><text:span text:style-name="T108">(value);</text:span></text:p>
            <text:p text:style-name="P34"><text:span text:style-name="Source_20_Text"><text:span text:style-name="T65">toFloat32(value);</text:span></text:span></text:p>
            <text:p text:style-name="P34"><text:span text:style-name="Source_20_Text"><text:span text:style-name="T109"/></text:span></text:p>
          </table:table-cell>
        </table:table-row>
        <table:table-row table:style-name="Table5.3">
          <table:table-cell table:style-name="Table5.A3" table:number-columns-spanned="4" office:value-type="string">
            <text:p text:style-name="P39"><text:span text:style-name="Source_20_Text"><text:span text:style-name="T110">Cookie </text:span></text:span><text:span text:style-name="Source_20_Text"><text:span text:style-name="T111">API</text:span></text:span>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4" office:value-type="string">
            <text:p text:style-name="P30"><text:span text:style-name="Source_20_Text"><text:span text:style-name="T10">getCookie([name]);</text:span></text:span></text:p>
            <text:p text:style-name="P30"><text:span text:style-name="Source_20_Text"><text:span text:style-name="T11">h</text:span></text:span><text:span text:style-name="Source_20_Text"><text:span text:style-name="T10">asCookie(name);</text:span></text:span></text:p>
            <text:p text:style-name="P30"><text:span text:style-name="Source_20_Text"><text:span text:style-name="T10">setCookie(name,value[,hours</text:span></text:span><text:span text:style-name="Source_20_Text"><text:span text:style-name="T94">=8760</text:span></text:span><text:span text:style-name="Source_20_Text"><text:span text:style-name="T10">[,path</text:span></text:span><text:span text:style-name="Source_20_Text"><text:span text:style-name="T94">="/"</text:span></text:span><text:span text:style-name="Source_20_Text"><text:span text:style-name="T10">[,domain[,secure[,SameSite</text:span></text:span><text:span text:style-name="Source_20_Text"><text:span text:style-name="T94">=</text:span></text:span><text:span text:style-name="Source_20_Text"><text:span text:style-name="T112">"Lax"</text:span></text:span><text:span text:style-name="Source_20_Text"><text:span text:style-name="T10">[,HttpOnly]]]]]]);</text:span></text:span></text:p>
            <text:p text:style-name="P30"><text:span text:style-name="Source_20_Text"><text:span text:style-name="T10">setCookie</text:span></text:span><text:span text:style-name="Source_20_Text"><text:span text:style-name="T94">(Options obje</text:span></text:span><text:span text:style-name="Source_20_Text"><text:span text:style-name="T113">ct: </text:span></text:span><text:span text:style-name="Source_20_Text"><text:span text:style-name="T114">properties are the same as the parameters</text:span></text:span><text:span text:style-name="Source_20_Text"><text:span text:style-name="T94">);</text:span></text:span></text:p>
            <text:p text:style-name="P30"><text:span text:style-name="Source_20_Text"><text:span text:style-name="T10">removeCookie(name[,path</text:span></text:span><text:span text:style-name="Source_20_Text"><text:span text:style-name="T94">="/"</text:span></text:span><text:span text:style-name="Source_20_Text"><text:span text:style-name="T10">[,domain[,secure[,SameSite</text:span></text:span><text:span text:style-name="Source_20_Text"><text:span text:style-name="T94">=</text:span></text:span><text:span text:style-name="Source_20_Text"><text:span text:style-name="T112">"Lax"</text:span></text:span><text:span text:style-name="Source_20_Text"><text:span text:style-name="T10">[,HttpOnly]]]]]);</text:span></text:span></text:p>
            <text:p text:style-name="P30"><text:span text:style-name="Source_20_Text"><text:span text:style-name="T10">removeCookie</text:span></text:span><text:span text:style-name="Source_20_Text"><text:span text:style-name="T94">(Options obje</text:span></text:span><text:span text:style-name="Source_20_Text"><text:span text:style-name="T113">ct: </text:span></text:span><text:span text:style-name="Source_20_Text"><text:span text:style-name="T114">properties are the same as the parameters</text:span></text:span><text:span text:style-name="Source_20_Text"><text:span text:style-name="T94">);</text:span></text:span></text:p>
            <text:p text:style-name="P30"><text:span text:style-name="Source_20_Text"><text:span text:style-name="T61">clearCookies([path</text:span></text:span><text:span text:style-name="Source_20_Text"><text:span text:style-name="T94">="/"</text:span></text:span><text:span text:style-name="Source_20_Text"><text:span text:style-name="T61">[,domain[,</text:span></text:span><text:span text:style-name="Source_20_Text"><text:span text:style-name="T115">sec</text:span></text:span><text:span text:style-name="Source_20_Text"><text:span text:style-name="T61">[,SameSite</text:span></text:span><text:span text:style-name="Source_20_Text"><text:span text:style-name="T94">=</text:span></text:span><text:span text:style-name="Source_20_Text"><text:span text:style-name="T112">"Lax"</text:span></text:span><text:span text:style-name="Source_20_Text"><text:span text:style-name="T61">[,HttpOnly]]]]]);</text:span></text:span></text:p>
            <text:p text:style-name="P30"><text:span text:style-name="Source_20_Text"><text:span text:style-name="T61">clearCookies</text:span></text:span><text:span text:style-name="Source_20_Text"><text:span text:style-name="T94">(Options obje</text:span></text:span><text:span text:style-name="Source_20_Text"><text:span text:style-name="T113">ct: </text:span></text:span><text:span text:style-name="Source_20_Text"><text:span text:style-name="T114">properties are the same as the parameters</text:span></text:span><text:span text:style-name="Source_20_Text"><text:span text:style-name="T94">);</text:span></text:span></text:p>
          </table:table-cell>
          <table:covered-table-cell/>
          <table:covered-table-cell/>
          <table:covered-table-cell/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16">Collections </text:span></text:span><text:span text:style-name="Source_20_Text"><text:span text:style-name="T117">API</text:span></text:span></text:p>
          </table:table-cell>
          <table:covered-table-cell/>
          <table:table-cell table:style-name="Table4.C1" office:value-type="string">
            <text:p text:style-name="P42">Type API</text:p>
          </table:table-cell>
        </table:table-row>
        <table:table-row>
          <table:table-cell table:style-name="Table4.A2" office:value-type="string">
            <text:p text:style-name="P43"><text:span text:style-name="Source_20_Text"><text:span text:style-name="T118">castArray</text:span></text:span><text:span text:style-name="Source_20_Text"><text:span text:style-name="T119">(value);</text:span></text:span></text:p>
            <text:p text:style-name="P43"><text:span text:style-name="Source_20_Text"><text:span text:style-name="T68">arrayDeepClone(array);</text:span></text:span></text:p>
            <text:p text:style-name="P43"><text:span text:style-name="Source_20_Text"><text:span text:style-name="T68">arrayMerge(target,so</text:span></text:span><text:span text:style-name="Source_20_Text"><text:span text:style-name="T120">ur</text:span></text:span><text:span text:style-name="Source_20_Text"><text:span text:style-name="T121">c</text:span></text:span><text:span text:style-name="Source_20_Text"><text:span text:style-name="T68">e</text:span></text:span><text:span text:style-name="Source_20_Text"><text:span text:style-name="T120">1</text:span></text:span><text:span text:style-name="Source_20_Text"><text:span text:style-name="T68">[,</text:span></text:span><text:span text:style-name="Source_20_Text"><text:span text:style-name="T121">s</text:span></text:span><text:span text:style-name="Source_20_Text"><text:span text:style-name="T120">ou</text:span></text:span><text:span text:style-name="Source_20_Text"><text:span text:style-name="T121">r</text:span></text:span><text:span text:style-name="Source_20_Text"><text:span text:style-name="T120">ce</text:span></text:span><text:span text:style-name="Source_20_Text"><text:span text:style-name="T68">N]);</text:span></text:span></text:p>
            <text:p text:style-name="P43"><text:span text:style-name="Source_20_Text"><text:span text:style-name="T122">arrayAdd</text:span></text:span><text:span text:style-name="Source_20_Text"><text:span text:style-name="T68">(array,value);</text:span></text:span></text:p>
            <text:p text:style-name="P43"><text:span text:style-name="Source_20_Text"><text:span text:style-name="T68">arrayClear(array); </text:span></text:span></text:p>
            <text:p text:style-name="P43"><text:span text:style-name="Source_20_Text"><text:span text:style-name="T123">arrayRemove(array,value[,all </text:span></text:span><text:span text:style-name="Source_20_Text"><text:span text:style-name="T124">= false</text:span></text:span><text:span text:style-name="Source_20_Text"><text:span text:style-name="T123">]);</text:span></text:span></text:p>
            <text:p text:style-name="P43"><text:span text:style-name="Source_20_Text"><text:span text:style-name="T123">arrayRemove</text:span></text:span><text:span text:style-name="Source_20_Text"><text:span text:style-name="T125">By</text:span></text:span><text:span text:style-name="Source_20_Text"><text:span text:style-name="T123">(array,c</text:span></text:span><text:span text:style-name="Source_20_Text"><text:span text:style-name="T125">allback</text:span></text:span><text:span text:style-name="Source_20_Text"><text:span text:style-name="T123">[,all</text:span></text:span><text:span text:style-name="Source_20_Text"><text:span text:style-name="T124">=false</text:span></text:span><text:span text:style-name="Source_20_Text"><text:span text:style-name="T123">]);</text:span></text:span></text:p>
            <text:p text:style-name="P44"><text:span text:style-name="Source_20_Text"><text:span text:style-name="T119"/></text:span></text:p>
            <text:p text:style-name="P45"><text:span text:style-name="Source_20_Text"><text:span text:style-name="T126">arrayRange([start=0[,end = </text:span></text:span><text:span text:style-name="Source_20_Text"><text:span text:style-name="T127">99</text:span></text:span><text:span text:style-name="Source_20_Text"><text:span text:style-name="T126">[,step = 1]]]);</text:span></text:span></text:p>
            <text:p text:style-name="P46"><text:span text:style-name="Source_20_Text"><text:span text:style-name="T37">arrayCycle(i</text:span></text:span><text:span text:style-name="Source_20_Text"><text:span text:style-name="T128">terator</text:span></text:span><text:span text:style-name="Source_20_Text"><text:span text:style-name="T37">[,n </text:span></text:span><text:span text:style-name="Source_20_Text"><text:span text:style-name="T129">= 100</text:span></text:span><text:span text:style-name="Source_20_Text"><text:span text:style-name="T37">]);</text:span></text:span></text:p>
            <text:p text:style-name="P46"><text:span text:style-name="Source_20_Text"><text:span text:style-name="T130">arrayRepeat(value[,n </text:span></text:span><text:span text:style-name="Source_20_Text"><text:span text:style-name="T131">= 100</text:span></text:span><text:span text:style-name="Source_20_Text"><text:span text:style-name="T130">]);</text:span></text:span></text:p>
            <text:p text:style-name="P46"><text:span text:style-name="Source_20_Text"><text:span text:style-name="T130"/></text:span></text:p>
            <text:p text:style-name="P47"><text:span text:style-name="Source_20_Text"><text:span text:style-name="T132">iterRange([start=0[,step=1[,end=Infinity]]]);</text:span></text:span></text:p>
            <text:p text:style-name="P47"><text:span text:style-name="Source_20_Text"><text:span text:style-name="T132">iterCycle(iter</text:span></text:span><text:span text:style-name="Source_20_Text"><text:span text:style-name="T133">ator</text:span></text:span><text:span text:style-name="Source_20_Text"><text:span text:style-name="T132">[,n </text:span></text:span><text:span text:style-name="Source_20_Text"><text:span text:style-name="T134">= Infinity</text:span></text:span><text:span text:style-name="Source_20_Text"><text:span text:style-name="T132">]);</text:span></text:span></text:p>
            <text:p text:style-name="P47"><text:span text:style-name="Source_20_Text"><text:span text:style-name="T37">iterRepeat(value[,n </text:span></text:span><text:span text:style-name="Source_20_Text"><text:span text:style-name="T134">= Infinity</text:span></text:span><text:span text:style-name="Source_20_Text"><text:span text:style-name="T37">]);</text:span></text:span></text:p>
            <text:p text:style-name="P48"><text:span text:style-name="Source_20_Text"><text:span text:style-name="T135"/></text:span></text:p>
            <text:p text:style-name="P49"><text:span text:style-name="Source_20_Text"><text:span text:style-name="T136">count</text:span></text:span><text:span text:style-name="Source_20_Text"><text:span text:style-name="T137">(i</text:span></text:span><text:span text:style-name="Source_20_Text"><text:span text:style-name="T128">terator</text:span></text:span><text:span text:style-name="Source_20_Text"><text:span text:style-name="T137">,callback);</text:span></text:span></text:p>
            <text:p text:style-name="P48"><text:span text:style-name="Source_20_Text"><text:span text:style-name="T135"/></text:span></text:p>
            <text:p text:style-name="P50"><text:span text:style-name="Source_20_Text"><text:span text:style-name="T119">compact</text:span></text:span><text:span text:style-name="Source_20_Text"><text:span text:style-name="T118">(iterator);</text:span></text:span></text:p>
            <text:p text:style-name="P48"><text:span text:style-name="Source_20_Text"><text:span text:style-name="T135"/></text:span></text:p>
            <text:p text:style-name="P48"><text:span text:style-name="Source_20_Text"><text:span text:style-name="T135">unique(iterator[,resolver]);</text:span></text:span></text:p>
            <text:p text:style-name="P48"><text:span text:style-name="Source_20_Text"><text:span text:style-name="T135"/></text:span></text:p>
            <text:p text:style-name="P48"><text:span text:style-name="Source_20_Text"><text:span text:style-name="T132">slice(i</text:span></text:span><text:span text:style-name="Source_20_Text"><text:span text:style-name="T128">terator</text:span></text:span><text:span text:style-name="Source_20_Text"><text:span text:style-name="T132">[,begin=0[,end = Infinity]]);</text:span></text:span></text:p>
            <text:p text:style-name="P48"><text:span text:style-name="Source_20_Text"><text:span text:style-name="T132"/></text:span></text:p>
            <text:p text:style-name="P51"><text:span text:style-name="Source_20_Text"><text:span text:style-name="T132">withOut(i</text:span></text:span><text:span text:style-name="Source_20_Text"><text:span text:style-name="T128">terator</text:span></text:span><text:span text:style-name="Source_20_Text"><text:span text:style-name="T132">,filter</text:span></text:span><text:span text:style-name="Source_20_Text"><text:span text:style-name="T128">Iterator</text:span></text:span><text:span text:style-name="Source_20_Text"><text:span text:style-name="T132">);</text:span></text:span></text:p>
            <text:p text:style-name="P51"><text:span text:style-name="Source_20_Text"><text:span text:style-name="T132"/></text:span></text:p>
            <text:p text:style-name="P52"><text:span text:style-name="Source_20_Text"><text:span text:style-name="T37">reduce(i</text:span></text:span><text:span text:style-name="Source_20_Text"><text:span text:style-name="T128">terator</text:span></text:span><text:span text:style-name="Source_20_Text"><text:span text:style-name="T37">,callback[,initialvalue]);</text:span></text:span></text:p>
            <text:p text:style-name="P52"><text:span text:style-name="Source_20_Text"><text:span text:style-name="T37"/></text:span></text:p>
            <text:p text:style-name="P52"><text:span text:style-name="Source_20_Text"><text:span text:style-name="T37">take(i</text:span></text:span><text:span text:style-name="Source_20_Text"><text:span text:style-name="T128">terator</text:span></text:span><text:span text:style-name="Source_20_Text"><text:span text:style-name="T37">[,n </text:span></text:span><text:span text:style-name="Source_20_Text"><text:span text:style-name="T138">= 1</text:span></text:span><text:span text:style-name="Source_20_Text"><text:span text:style-name="T37">]);</text:span></text:span></text:p>
            <text:p text:style-name="P52"><text:span text:style-name="Source_20_Text"><text:span text:style-name="T37">takeWhile(i</text:span></text:span><text:span text:style-name="Source_20_Text"><text:span text:style-name="T128">terator</text:span></text:span><text:span text:style-name="Source_20_Text"><text:span text:style-name="T37">,callback);</text:span></text:span></text:p>
            <text:p text:style-name="P52"><text:span text:style-name="Source_20_Text"><text:span text:style-name="T37">takeRight(i</text:span></text:span><text:span text:style-name="Source_20_Text"><text:span text:style-name="T128">terator</text:span></text:span><text:span text:style-name="Source_20_Text"><text:span text:style-name="T37">[,n </text:span></text:span><text:span text:style-name="Source_20_Text"><text:span text:style-name="T138">= 1</text:span></text:span><text:span text:style-name="Source_20_Text"><text:span text:style-name="T37">]);</text:span></text:span></text:p>
            <text:p text:style-name="P52"><text:span text:style-name="Source_20_Text"><text:span text:style-name="T37">takeRightWhile(i</text:span></text:span><text:span text:style-name="Source_20_Text"><text:span text:style-name="T128">terator</text:span></text:span><text:span text:style-name="Source_20_Text"><text:span text:style-name="T37">,callback);</text:span></text:span></text:p>
            <text:p text:style-name="P52"><text:span text:style-name="Source_20_Text"><text:span text:style-name="T37"/></text:span></text:p>
            <text:p text:style-name="P52"><text:span text:style-name="Source_20_Text"><text:span text:style-name="T37">drop(i</text:span></text:span><text:span text:style-name="Source_20_Text"><text:span text:style-name="T128">terator</text:span></text:span><text:span text:style-name="Source_20_Text"><text:span text:style-name="T37">[,n </text:span></text:span><text:span text:style-name="Source_20_Text"><text:span text:style-name="T138">= 1</text:span></text:span><text:span text:style-name="Source_20_Text"><text:span text:style-name="T37">]);</text:span></text:span><text:span text:style-name="Source_20_Text"><text:span text:style-name="T139"> </text:span></text:span></text:p>
            <text:p text:style-name="P52"><text:span text:style-name="Source_20_Text"><text:span text:style-name="T37">dropWhile(i</text:span></text:span><text:span text:style-name="Source_20_Text"><text:span text:style-name="T128">terator</text:span></text:span><text:span text:style-name="Source_20_Text"><text:span text:style-name="T37">,callback);</text:span></text:span></text:p>
            <text:p text:style-name="P52"><text:span text:style-name="Source_20_Text"><text:span text:style-name="T37">dropRight(i</text:span></text:span><text:span text:style-name="Source_20_Text"><text:span text:style-name="T128">terator</text:span></text:span><text:span text:style-name="Source_20_Text"><text:span text:style-name="T37">[,n </text:span></text:span><text:span text:style-name="Source_20_Text"><text:span text:style-name="T138">= 1</text:span></text:span><text:span text:style-name="Source_20_Text"><text:span text:style-name="T37">]);</text:span></text:span></text:p>
            <text:p text:style-name="P52"><text:span text:style-name="Source_20_Text"><text:span text:style-name="T37">dropRightWhile(i</text:span></text:span><text:span text:style-name="Source_20_Text"><text:span text:style-name="T128">terator</text:span></text:span><text:span text:style-name="Source_20_Text"><text:span text:style-name="T37">,callback);</text:span></text:span></text:p>
          </table:table-cell>
          <table:table-cell table:style-name="Table4.B2" office:value-type="string">
            <text:p text:style-name="P51"><text:span text:style-name="Source_20_Text"><text:span text:style-name="T130">forEach</text:span></text:span><text:span text:style-name="Source_20_Text"><text:span text:style-name="T132">(i</text:span></text:span><text:span text:style-name="Source_20_Text"><text:span text:style-name="T128">terator</text:span></text:span><text:span text:style-name="Source_20_Text"><text:span text:style-name="T132">,callback);</text:span></text:span></text:p>
            <text:p text:style-name="P53"><text:span text:style-name="Source_20_Text"><text:span text:style-name="T140">map(i</text:span></text:span><text:span text:style-name="Source_20_Text"><text:span text:style-name="T141">terator</text:span></text:span><text:span text:style-name="Source_20_Text"><text:span text:style-name="T140">,callback);</text:span></text:span></text:p>
            <text:p text:style-name="P52"><text:span text:style-name="Source_20_Text"><text:span text:style-name="T132">enumerate(i</text:span></text:span><text:span text:style-name="Source_20_Text"><text:span text:style-name="T128">terator</text:span></text:span><text:span text:style-name="Source_20_Text"><text:span text:style-name="T132">[,offset = 0]);</text:span></text:span></text:p>
            <text:p text:style-name="P52"><text:span text:style-name="Source_20_Text"><text:span text:style-name="T37">size(</text:span></text:span><text:span text:style-name="Source_20_Text"><text:span text:style-name="T142">collection</text:span></text:span><text:span text:style-name="Source_20_Text"><text:span text:style-name="T37">);</text:span></text:span></text:p>
            <text:p text:style-name="P54"><text:span text:style-name="Source_20_Text"><text:span text:style-name="T143"/></text:span></text:p>
            <text:p text:style-name="P52"><text:span text:style-name="Source_20_Text"><text:span text:style-name="T37">every(i</text:span></text:span><text:span text:style-name="Source_20_Text"><text:span text:style-name="T128">terator</text:span></text:span><text:span text:style-name="Source_20_Text"><text:span text:style-name="T37">,c</text:span></text:span><text:span text:style-name="Source_20_Text"><text:span text:style-name="T144">allback</text:span></text:span><text:span text:style-name="Source_20_Text"><text:span text:style-name="T37">);</text:span></text:span></text:p>
            <text:p text:style-name="P52"><text:span text:style-name="Source_20_Text"><text:span text:style-name="T37">some(i</text:span></text:span><text:span text:style-name="Source_20_Text"><text:span text:style-name="T128">terator</text:span></text:span><text:span text:style-name="Source_20_Text"><text:span text:style-name="T37">,c</text:span></text:span><text:span text:style-name="Source_20_Text"><text:span text:style-name="T144">allback</text:span></text:span><text:span text:style-name="Source_20_Text"><text:span text:style-name="T37">);</text:span></text:span><text:span text:style-name="Source_20_Text"><text:span text:style-name="T145"> </text:span></text:span></text:p>
            <text:p text:style-name="P52"><text:span text:style-name="Source_20_Text"><text:span text:style-name="T132">none(i</text:span></text:span><text:span text:style-name="Source_20_Text"><text:span text:style-name="T128">terator</text:span></text:span><text:span text:style-name="Source_20_Text"><text:span text:style-name="T132">,c</text:span></text:span><text:span text:style-name="Source_20_Text"><text:span text:style-name="T144">allback</text:span></text:span><text:span text:style-name="Source_20_Text"><text:span text:style-name="T132">);</text:span></text:span></text:p>
            <text:p text:style-name="P52"><text:span text:style-name="Source_20_Text"><text:span text:style-name="T132"/></text:span></text:p>
            <text:p text:style-name="P52"><text:span text:style-name="Source_20_Text"><text:span text:style-name="T37">includes(</text:span></text:span><text:span text:style-name="Source_20_Text"><text:span text:style-name="T146">collection</text:span></text:span><text:span text:style-name="Source_20_Text"><text:span text:style-name="T37">,</text:span></text:span><text:span text:style-name="Source_20_Text"><text:span text:style-name="T147">val</text:span></text:span><text:span text:style-name="Source_20_Text"><text:span text:style-name="T146">[,comparator]</text:span></text:span><text:span text:style-name="Source_20_Text"><text:span text:style-name="T37">);</text:span></text:span></text:p>
            <text:p text:style-name="P52"><text:span text:style-name="Source_20_Text"><text:span text:style-name="T37">find(i</text:span></text:span><text:span text:style-name="Source_20_Text"><text:span text:style-name="T128">terator</text:span></text:span><text:span text:style-name="Source_20_Text"><text:span text:style-name="T37">,c</text:span></text:span><text:span text:style-name="Source_20_Text"><text:span text:style-name="T144">allback</text:span></text:span><text:span text:style-name="Source_20_Text"><text:span text:style-name="T37">);</text:span></text:span></text:p>
            <text:p text:style-name="P52"><text:span text:style-name="Source_20_Text"><text:span text:style-name="T37">findLast(i</text:span></text:span><text:span text:style-name="Source_20_Text"><text:span text:style-name="T128">terator</text:span></text:span><text:span text:style-name="Source_20_Text"><text:span text:style-name="T37">,callback);</text:span></text:span></text:p>
            <text:p text:style-name="P52"><text:span text:style-name="Source_20_Text"><text:span text:style-name="T37">filter(i</text:span></text:span><text:span text:style-name="Source_20_Text"><text:span text:style-name="T128">terator</text:span></text:span><text:span text:style-name="Source_20_Text"><text:span text:style-name="T37">,c</text:span></text:span><text:span text:style-name="Source_20_Text"><text:span text:style-name="T144">allback</text:span></text:span><text:span text:style-name="Source_20_Text"><text:span text:style-name="T37">);</text:span></text:span></text:p>
            <text:p text:style-name="P52"><text:span text:style-name="Source_20_Text"><text:span text:style-name="T148">reject(i</text:span></text:span><text:span text:style-name="Source_20_Text"><text:span text:style-name="T128">terator</text:span></text:span><text:span text:style-name="Source_20_Text"><text:span text:style-name="T148">,c</text:span></text:span><text:span text:style-name="Source_20_Text"><text:span text:style-name="T144">allback</text:span></text:span><text:span text:style-name="Source_20_Text"><text:span text:style-name="T148">);</text:span></text:span></text:p>
            <text:p text:style-name="P51"><text:span text:style-name="Source_20_Text"><text:span text:style-name="T149">p</text:span></text:span><text:span text:style-name="Source_20_Text"><text:span text:style-name="T150">artition(i</text:span></text:span><text:span text:style-name="Source_20_Text"><text:span text:style-name="T151">terator</text:span></text:span><text:span text:style-name="Source_20_Text"><text:span text:style-name="T150">,c</text:span></text:span><text:span text:style-name="Source_20_Text"><text:span text:style-name="T152">a</text:span></text:span><text:span text:style-name="Source_20_Text"><text:span text:style-name="T153">llb</text:span></text:span><text:span text:style-name="Source_20_Text"><text:span text:style-name="T152">a</text:span></text:span><text:span text:style-name="Source_20_Text"><text:span text:style-name="T153">ck</text:span></text:span><text:span text:style-name="Source_20_Text"><text:span text:style-name="T150">);</text:span></text:span></text:p>
            <text:p text:style-name="P55"><text:span text:style-name="Source_20_Text"><text:span text:style-name="T154"/></text:span></text:p>
            <text:p text:style-name="P51"><text:span text:style-name="Source_20_Text"><text:span text:style-name="T37">zip(i</text:span></text:span><text:span text:style-name="Source_20_Text"><text:span text:style-name="T128">terator1</text:span></text:span><text:span text:style-name="Source_20_Text"><text:span text:style-name="T37">[,</text:span></text:span><text:span text:style-name="Source_20_Text"><text:span text:style-name="T128">iteratorN</text:span></text:span><text:span text:style-name="Source_20_Text"><text:span text:style-name="T37">]);</text:span></text:span></text:p>
            <text:p text:style-name="P56"><text:span text:style-name="Source_20_Text"><text:span text:style-name="T155">unzip(i</text:span></text:span><text:span text:style-name="Source_20_Text"><text:span text:style-name="T151">terator</text:span></text:span><text:span text:style-name="Source_20_Text"><text:span text:style-name="T155">);</text:span></text:span></text:p>
            <text:p text:style-name="P56"><text:span text:style-name="Source_20_Text"><text:span text:style-name="T155">zipObj(i</text:span></text:span><text:span text:style-name="Source_20_Text"><text:span text:style-name="T151">terator1</text:span></text:span><text:span text:style-name="Source_20_Text"><text:span text:style-name="T155">,i</text:span></text:span><text:span text:style-name="Source_20_Text"><text:span text:style-name="T151">terator</text:span></text:span><text:span text:style-name="Source_20_Text"><text:span text:style-name="T156">2</text:span></text:span><text:span text:style-name="Source_20_Text"><text:span text:style-name="T155">);</text:span></text:span></text:p>
            <text:p text:style-name="P52"><text:span text:style-name="Source_20_Text"><text:span text:style-name="T154">shuffle(i</text:span></text:span><text:span text:style-name="Source_20_Text"><text:span text:style-name="T128">terator</text:span></text:span><text:span text:style-name="Source_20_Text"><text:span text:style-name="T154">);</text:span></text:span></text:p>
            <text:p text:style-name="P52"><text:span text:style-name="Source_20_Text"><text:span text:style-name="T154"/></text:span></text:p>
            <text:p text:style-name="P57"><text:span text:style-name="Source_20_Text"><text:span text:style-name="T37">min(v</text:span></text:span><text:span text:style-name="Source_20_Text"><text:span text:style-name="T157">alue1[,valueN]</text:span></text:span><text:span text:style-name="Source_20_Text"><text:span text:style-name="T37">);</text:span></text:span></text:p>
            <text:p text:style-name="P58"><text:span text:style-name="Source_20_Text"><text:span text:style-name="T158">max(v</text:span></text:span><text:span text:style-name="Source_20_Text"><text:span text:style-name="T159">alue1[,valueN]</text:span></text:span><text:span text:style-name="Source_20_Text"><text:span text:style-name="T158">);</text:span></text:span></text:p>
            <text:p text:style-name="P52"><text:span text:style-name="Source_20_Text"><text:span text:style-name="T160">sort(i</text:span></text:span><text:span text:style-name="Source_20_Text"><text:span text:style-name="T128">terator</text:span></text:span><text:span text:style-name="Source_20_Text"><text:span text:style-name="T161">[</text:span></text:span><text:span text:style-name="Source_20_Text"><text:span text:style-name="T160">,number</text:span></text:span><text:span text:style-name="Source_20_Text"><text:span text:style-name="T162">s = false</text:span></text:span><text:span text:style-name="Source_20_Text"><text:span text:style-name="T161">]</text:span></text:span><text:span text:style-name="Source_20_Text"><text:span text:style-name="T160">);</text:span></text:span></text:p>
            <text:p text:style-name="P52"><text:span text:style-name="Source_20_Text"><text:span text:style-name="T154">reverse(i</text:span></text:span><text:span text:style-name="Source_20_Text"><text:span text:style-name="T128">terator</text:span></text:span><text:span text:style-name="Source_20_Text"><text:span text:style-name="T154">);</text:span></text:span></text:p>
            <text:p text:style-name="P57"><text:span text:style-name="Source_20_Text"><text:span text:style-name="T37"/></text:span></text:p>
            <text:p text:style-name="P51"><text:span text:style-name="Source_20_Text"><text:span text:style-name="T37">item(i</text:span></text:span><text:span text:style-name="Source_20_Text"><text:span text:style-name="T128">terator</text:span></text:span><text:span text:style-name="Source_20_Text"><text:span text:style-name="T37">,index);</text:span></text:span></text:p>
            <text:p text:style-name="P51"><text:span text:style-name="Source_20_Text"><text:span text:style-name="T163">nth(i</text:span></text:span><text:span text:style-name="Source_20_Text"><text:span text:style-name="T128">terator</text:span></text:span><text:span text:style-name="Source_20_Text"><text:span text:style-name="T163">,index);</text:span></text:span></text:p>
            <text:p text:style-name="P52"><text:span text:style-name="Source_20_Text"><text:span text:style-name="T37">first(i</text:span></text:span><text:span text:style-name="Source_20_Text"><text:span text:style-name="T128">terator</text:span></text:span><text:span text:style-name="Source_20_Text"><text:span text:style-name="T37">);</text:span></text:span></text:p>
            <text:p text:style-name="P52"><text:span text:style-name="Source_20_Text"><text:span text:style-name="T164">head(i</text:span></text:span><text:span text:style-name="Source_20_Text"><text:span text:style-name="T151">terator</text:span></text:span><text:span text:style-name="Source_20_Text"><text:span text:style-name="T164">);</text:span></text:span></text:p>
            <text:p text:style-name="P59"><text:span text:style-name="Source_20_Text"><text:span text:style-name="T68">last(i</text:span></text:span><text:span text:style-name="Source_20_Text"><text:span text:style-name="T141">terator</text:span></text:span><text:span text:style-name="Source_20_Text"><text:span text:style-name="T68">);</text:span></text:span></text:p>
            <text:p text:style-name="P60">initial(i<text:span text:style-name="Source_20_Text"><text:span text:style-name="T165">terator</text:span></text:span>);</text:p>
            <text:p text:style-name="P52"><text:span text:style-name="Source_20_Text"><text:span text:style-name="T37">tail(i</text:span></text:span><text:span text:style-name="Source_20_Text"><text:span text:style-name="T128">terator</text:span></text:span><text:span text:style-name="Source_20_Text"><text:span text:style-name="T37">);</text:span></text:span></text:p>
            <text:p text:style-name="P52"><text:span text:style-name="Source_20_Text"><text:span text:style-name="T37"/></text:span></text:p>
            <text:p text:style-name="P52"><text:span text:style-name="Source_20_Text"><text:span text:style-name="T166">flat(i</text:span></text:span><text:span text:style-name="Source_20_Text"><text:span text:style-name="T128">terator</text:span></text:span><text:span text:style-name="Source_20_Text"><text:span text:style-name="T166">);</text:span></text:span></text:p>
            <text:p text:style-name="P52"><text:span text:style-name="Source_20_Text"><text:span text:style-name="T37">concat(i</text:span></text:span><text:span text:style-name="Source_20_Text"><text:span text:style-name="T128">terator1</text:span></text:span><text:span text:style-name="Source_20_Text"><text:span text:style-name="T37">[,</text:span></text:span><text:span text:style-name="Source_20_Text"><text:span text:style-name="T128">iteratorN</text:span></text:span><text:span text:style-name="Source_20_Text"><text:span text:style-name="T37">]);</text:span></text:span></text:p>
            <text:p text:style-name="P52"><text:span text:style-name="Source_20_Text"><text:span text:style-name="T132">join(i</text:span></text:span><text:span text:style-name="Source_20_Text"><text:span text:style-name="T128">terator</text:span></text:span><text:span text:style-name="Source_20_Text"><text:span text:style-name="T132">[,separator </text:span></text:span><text:span text:style-name="Source_20_Text"><text:span text:style-name="T167">= ","</text:span></text:span><text:span text:style-name="Source_20_Text"><text:span text:style-name="T132">]);</text:span></text:span></text:p>
          </table:table-cell>
          <table:table-cell table:style-name="Table4.C2" office:value-type="string">
            <text:p text:style-name="P24"><text:span text:style-name="Source_20_Text"><text:span text:style-name="T168">ty</text:span></text:span><text:span text:style-name="Source_20_Text"><text:span text:style-name="T169">pe</text:span></text:span><text:span text:style-name="Source_20_Text"><text:span text:style-name="T170">Of</text:span></text:span><text:span text:style-name="Source_20_Text"><text:span text:style-name="T169">(v</text:span></text:span><text:span text:style-name="Source_20_Text"><text:span text:style-name="T168">alue</text:span></text:span><text:span text:style-name="Source_20_Text"><text:span text:style-name="T169">);</text:span></text:span></text:p>
            <text:p text:style-name="P24"><text:span text:style-name="Source_20_Text"><text:span text:style-name="T171">is(</text:span></text:span><text:span text:style-name="Source_20_Text"><text:span text:style-name="T172">val</text:span></text:span><text:span text:style-name="Source_20_Text"><text:span text:style-name="T171">[,expectedType[,Throw=false]]</text:span></text:span><text:span text:style-name="Source_20_Text"><text:span text:style-name="T173">)</text:span></text:span><text:span text:style-name="Source_20_Text"><text:span text:style-name="T171">;</text:span></text:span></text:p>
            <text:p text:style-name="P24"><text:span text:style-name="Source_20_Text"><text:span text:style-name="T171">isTypedCollection(iter,expectedType, Throw=false);</text:span></text:span></text:p>
            <text:p text:style-name="P25"><text:span text:style-name="Source_20_Text"><text:span text:style-name="T174">isSameType(value1,value2)</text:span></text:span><text:span text:style-name="Source_20_Text"><text:span text:style-name="T175">;</text:span></text:span></text:p>
            <text:p text:style-name="P24"><text:span text:style-name="Source_20_Text"><text:span text:style-name="T10">isSameInstance(</text:span></text:span><text:span text:style-name="Source_20_Text"><text:span text:style-name="T176">v</text:span></text:span><text:span text:style-name="Source_20_Text"><text:span text:style-name="T177">al</text:span></text:span><text:span text:style-name="Source_20_Text"><text:span text:style-name="T176">1</text:span></text:span><text:span text:style-name="Source_20_Text"><text:span text:style-name="T10">,</text:span></text:span><text:span text:style-name="Source_20_Text"><text:span text:style-name="T176">v</text:span></text:span><text:span text:style-name="Source_20_Text"><text:span text:style-name="T177">al</text:span></text:span><text:span text:style-name="Source_20_Text"><text:span text:style-name="T176">2</text:span></text:span><text:span text:style-name="Source_20_Text"><text:span text:style-name="T10">,Contructor);</text:span></text:span></text:p>
            <text:p text:style-name="P24"><text:span text:style-name="Source_20_Text"><text:span text:style-name="T178">isDeepStrictEqual(v</text:span></text:span><text:span text:style-name="Source_20_Text"><text:span text:style-name="T179">al</text:span></text:span><text:span text:style-name="Source_20_Text"><text:span text:style-name="T180">ue</text:span></text:span><text:span text:style-name="Source_20_Text"><text:span text:style-name="T178">1,v</text:span></text:span><text:span text:style-name="Source_20_Text"><text:span text:style-name="T179">al</text:span></text:span><text:span text:style-name="Source_20_Text"><text:span text:style-name="T180">ue</text:span></text:span><text:span text:style-name="Source_20_Text"><text:span text:style-name="T178">2);</text:span></text:span></text:p>
            <text:p text:style-name="P24"><text:span text:style-name="Source_20_Text"><text:span text:style-name="T10">isCoercedObject</text:span></text:span><text:span text:style-name="Source_20_Text"><text:span text:style-name="T181">(object);</text:span></text:span></text:p>
            <text:p text:style-name="P24"><text:span text:style-name="Source_20_Text"><text:span text:style-name="T178">isEmptyValue(value);</text:span></text:span></text:p>
            <text:p text:style-name="P24"><text:span text:style-name="Source_20_Text"><text:span text:style-name="T10">isNull(v</text:span></text:span><text:span text:style-name="Source_20_Text"><text:span text:style-name="T182">a</text:span></text:span><text:span text:style-name="Source_20_Text"><text:span text:style-name="T183">lue</text:span></text:span><text:span text:style-name="Source_20_Text"><text:span text:style-name="T10">);</text:span></text:span></text:p>
            <text:p text:style-name="P24"><text:span text:style-name="Source_20_Text"><text:span text:style-name="T10">isUndefined(v</text:span></text:span><text:span text:style-name="Source_20_Text"><text:span text:style-name="T184">alu</text:span></text:span><text:span text:style-name="Source_20_Text"><text:span text:style-name="T73">e</text:span></text:span><text:span text:style-name="Source_20_Text"><text:span text:style-name="T10">);</text:span></text:span></text:p>
            <text:p text:style-name="P24"><text:span text:style-name="Source_20_Text"><text:span text:style-name="T10">isN</text:span></text:span><text:span text:style-name="Source_20_Text"><text:span text:style-name="T185">ullish</text:span></text:span><text:span text:style-name="Source_20_Text"><text:span text:style-name="T10">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10">);</text:span></text:span></text:p>
            <text:p text:style-name="P24"><text:span text:style-name="Source_20_Text"><text:span text:style-name="T66">isNonNullable(value);</text:span></text:span></text:p>
            <text:p text:style-name="P24"><text:span text:style-name="Source_20_Text"><text:span text:style-name="T66">isNonNullablePrimitive(value);</text:span></text:span></text:p>
            <text:p text:style-name="P24"><text:span text:style-name="Source_20_Text"><text:span text:style-name="T186">isPlainObject(value);</text:span></text:span></text:p>
            <text:p text:style-name="P24"><text:span text:style-name="Source_20_Text"><text:span text:style-name="T10">isFunction(v</text:span></text:span><text:span text:style-name="Source_20_Text"><text:span text:style-name="T102">a</text:span></text:span><text:span text:style-name="Source_20_Text"><text:span text:style-name="T103">l</text:span></text:span><text:span text:style-name="Source_20_Text"><text:span text:style-name="T187">ue</text:span></text:span><text:span text:style-name="Source_20_Text"><text:span text:style-name="T10">);</text:span></text:span></text:p>
            <text:p text:style-name="P24"><text:span text:style-name="Source_20_Text"><text:span text:style-name="T10">isGenerator</text:span></text:span><text:span text:style-name="Source_20_Text"><text:span text:style-name="T188">F</text:span></text:span><text:span text:style-name="Source_20_Text"><text:span text:style-name="T189">u</text:span></text:span><text:span text:style-name="Source_20_Text"><text:span text:style-name="T188">n</text:span></text:span><text:span text:style-name="Source_20_Text"><text:span text:style-name="T189">ction</text:span></text:span><text:span text:style-name="Source_20_Text"><text:span text:style-name="T10">(v</text:span></text:span><text:span text:style-name="Source_20_Text"><text:span text:style-name="T190">a</text:span></text:span><text:span text:style-name="Source_20_Text"><text:span text:style-name="T191">lue</text:span></text:span><text:span text:style-name="Source_20_Text"><text:span text:style-name="T10">);</text:span></text:span></text:p>
            <text:p text:style-name="P24"><text:span text:style-name="Source_20_Text"><text:span text:style-name="T10">isAsync</text:span></text:span><text:span text:style-name="Source_20_Text"><text:span text:style-name="T188">F</text:span></text:span><text:span text:style-name="Source_20_Text"><text:span text:style-name="T189">u</text:span></text:span><text:span text:style-name="Source_20_Text"><text:span text:style-name="T188">n</text:span></text:span><text:span text:style-name="Source_20_Text"><text:span text:style-name="T189">ction</text:span></text:span><text:span text:style-name="Source_20_Text"><text:span text:style-name="T10">(v</text:span></text:span><text:span text:style-name="Source_20_Text"><text:span text:style-name="T190">a</text:span></text:span><text:span text:style-name="Source_20_Text"><text:span text:style-name="T191">lue</text:span></text:span><text:span text:style-name="Source_20_Text"><text:span text:style-name="T10">);</text:span></text:span></text:p>
            <text:p text:style-name="P24"><text:span text:style-name="Source_20_Text"><text:span text:style-name="T192">isAsyncGenerator</text:span></text:span><text:span text:style-name="Source_20_Text"><text:span text:style-name="T188">F</text:span></text:span><text:span text:style-name="Source_20_Text"><text:span text:style-name="T189">u</text:span></text:span><text:span text:style-name="Source_20_Text"><text:span text:style-name="T188">n</text:span></text:span><text:span text:style-name="Source_20_Text"><text:span text:style-name="T189">ction</text:span></text:span><text:span text:style-name="Source_20_Text"><text:span text:style-name="T192">(v</text:span></text:span><text:span text:style-name="Source_20_Text"><text:span text:style-name="T190">a</text:span></text:span><text:span text:style-name="Source_20_Text"><text:span text:style-name="T191">lue</text:span></text:span><text:span text:style-name="Source_20_Text"><text:span text:style-name="T192">);</text:span></text:span></text:p>
            <text:p text:style-name="P24"><text:span text:style-name="Source_20_Text"><text:span text:style-name="T193">isArrow</text:span></text:span><text:span text:style-name="Source_20_Text"><text:span text:style-name="T188">F</text:span></text:span><text:span text:style-name="Source_20_Text"><text:span text:style-name="T189">u</text:span></text:span><text:span text:style-name="Source_20_Text"><text:span text:style-name="T188">n</text:span></text:span><text:span text:style-name="Source_20_Text"><text:span text:style-name="T189">ction</text:span></text:span><text:span text:style-name="Source_20_Text"><text:span text:style-name="T193">(</text:span></text:span><text:span text:style-name="Source_20_Text"><text:span text:style-name="T194">value</text:span></text:span><text:span text:style-name="Source_20_Text"><text:span text:style-name="T193">);</text:span></text:span></text:p>
            <text:p text:style-name="P24"><text:span text:style-name="Source_20_Text"><text:span text:style-name="T192">isProxy(value);</text:span></text:span></text:p>
            <text:p text:style-name="P24"><text:span text:style-name="Source_20_Text"><text:span text:style-name="T10">isElement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10">);</text:span></text:span></text:p>
            <text:p text:style-name="P24"><text:span text:style-name="Source_20_Text"><text:span text:style-name="T192">isRegexp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192">);</text:span></text:span></text:p>
            <text:p text:style-name="P24"><text:span text:style-name="Source_20_Text"><text:span text:style-name="T10">isArraylike(value);</text:span></text:span></text:p>
            <text:p text:style-name="P24"><text:span text:style-name="Source_20_Text"><text:span text:style-name="T10">isTypedArray(value);</text:span></text:span></text:p>
            <text:p text:style-name="P61"><text:span text:style-name="Source_20_Text"><text:span text:style-name="T10">isIterator(v</text:span></text:span><text:span text:style-name="Source_20_Text"><text:span text:style-name="T82">a</text:span></text:span><text:span text:style-name="Source_20_Text"><text:span text:style-name="T195">l</text:span></text:span><text:span text:style-name="Source_20_Text"><text:span text:style-name="T196">ue</text:span></text:span><text:span text:style-name="Source_20_Text"><text:span text:style-name="T10">);</text:span></text:span></text:p>
            <text:p text:style-name="P61"><text:span text:style-name="Source_20_Text"><text:span text:style-name="T10">isIterable(v</text:span></text:span><text:span text:style-name="Source_20_Text"><text:span text:style-name="T82">a</text:span></text:span><text:span text:style-name="Source_20_Text"><text:span text:style-name="T195">l</text:span></text:span><text:span text:style-name="Source_20_Text"><text:span text:style-name="T196">ue</text:span></text:span><text:span text:style-name="Source_20_Text"><text:span text:style-name="T10">);</text:span></text:span></text:p>
            <text:p text:style-name="P24"><text:span text:style-name="Source_20_Text"><text:span text:style-name="T10">isAsyncItera</text:span></text:span><text:span text:style-name="Source_20_Text"><text:span text:style-name="T193">tor</text:span></text:span><text:span text:style-name="Source_20_Text"><text:span text:style-name="T10">(</text:span></text:span><text:span text:style-name="Source_20_Text"><text:span text:style-name="T172">value</text:span></text:span><text:span text:style-name="Source_20_Text"><text:span text:style-name="T10">);</text:span></text:span></text:p>
            <text:p text:style-name="P24"><text:span text:style-name="Source_20_Text"><text:span text:style-name="T10">isAsyncIterable(</text:span></text:span><text:span text:style-name="Source_20_Text"><text:span text:style-name="T172">value</text:span></text:span><text:span text:style-name="Source_20_Text"><text:span text:style-name="T10">);</text:span></text:span></text:p>
            <text:p text:style-name="P24"><text:span text:style-name="Source_20_Text"><text:span text:style-name="T197">isPropertyKey(v</text:span></text:span><text:span text:style-name="Source_20_Text"><text:span text:style-name="T198">alu</text:span></text:span><text:span text:style-name="Source_20_Text"><text:span text:style-name="T199">e</text:span></text:span><text:span text:style-name="Source_20_Text"><text:span text:style-name="T197">);</text:span></text:span></text:p>
            <text:p text:style-name="P24"><text:span text:style-name="Source_20_Text"><text:span text:style-name="T197">toPropertyKey(v</text:span></text:span><text:span text:style-name="Source_20_Text"><text:span text:style-name="T199">alue</text:span></text:span><text:span text:style-name="Source_20_Text"><text:span text:style-name="T197">);</text:span></text:span></text:p>
            <text:p text:style-name="P24"><text:span text:style-name="Source_20_Text"><text:span text:style-name="T197">isPrimitive(v</text:span></text:span><text:span text:style-name="Source_20_Text"><text:span text:style-name="T200">a</text:span></text:span><text:span text:style-name="Source_20_Text"><text:span text:style-name="T201">lue</text:span></text:span><text:span text:style-name="Source_20_Text"><text:span text:style-name="T197">);</text:span></text:span></text:p>
            <text:p text:style-name="P24"><text:span text:style-name="Source_20_Text"><text:span text:style-name="T186">toPrimitive(valu</text:span></text:span><text:span text:style-name="Source_20_Text"><text:span text:style-name="T199">e</text:span></text:span><text:span text:style-name="Source_20_Text"><text:span text:style-name="T186">);</text:span></text:span></text:p>
            <text:p text:style-name="P62"><text:span text:style-name="Source_20_Text"><text:span text:style-name="T10">isObject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10">);</text:span></text:span></text:p>
            <text:p text:style-name="P62"><text:span text:style-name="Source_20_Text"><text:span text:style-name="T186">toObject(v</text:span></text:span><text:span text:style-name="Source_20_Text"><text:span text:style-name="T202">alu</text:span></text:span><text:span text:style-name="Source_20_Text"><text:span text:style-name="T203">e</text:span></text:span><text:span text:style-name="Source_20_Text"><text:span text:style-name="T186">);</text:span></text:span></text:p>
            <text:p text:style-name="P25"><text:span text:style-name="Source_20_Text"><text:span text:style-name="T204">isIndex(v</text:span></text:span><text:span text:style-name="Source_20_Text"><text:span text:style-name="T205">alu</text:span></text:span><text:span text:style-name="Source_20_Text"><text:span text:style-name="T206">e</text:span></text:span><text:span text:style-name="Source_20_Text"><text:span text:style-name="T204">); <text:s/></text:span></text:span><text:span text:style-name="Source_20_Text"><text:span text:style-name="T207">and</text:span></text:span><text:span text:style-name="Source_20_Text"><text:span text:style-name="T208"> </text:span></text:span><text:span text:style-name="Source_20_Text"><text:span text:style-name="T209">to</text:span></text:span><text:span text:style-name="Source_20_Text"><text:span text:style-name="T204">Index(va</text:span></text:span><text:span text:style-name="Source_20_Text"><text:span text:style-name="T210">lue</text:span></text:span><text:span text:style-name="Source_20_Text"><text:span text:style-name="T204">);</text:span></text:span></text:p>
            <text:p text:style-name="P24"><text:span text:style-name="Source_20_Text"><text:span text:style-name="T198">isLength</text:span></text:span><text:span text:style-name="Source_20_Text"><text:span text:style-name="T211">(v</text:span></text:span><text:span text:style-name="Source_20_Text"><text:span text:style-name="T198">al</text:span></text:span><text:span text:style-name="Source_20_Text"><text:span text:style-name="T212">ue</text:span></text:span><text:span text:style-name="Source_20_Text"><text:span text:style-name="T211">); </text:span></text:span><text:span text:style-name="Source_20_Text"><text:span text:style-name="T213">and</text:span></text:span><text:span text:style-name="Source_20_Text"><text:span text:style-name="T214"> </text:span></text:span><text:span text:style-name="Source_20_Text"><text:span text:style-name="T197">toLength(value);</text:span></text:span></text:p>
            <text:p text:style-name="P24"><text:span text:style-name="Source_20_Text"><text:span text:style-name="T186">toSafeString</text:span></text:span><text:span text:style-name="Source_20_Text"><text:span text:style-name="T63">(value);</text:span></text:span></text:p>
          </table:table-cell>
        </table:table-row>
      </table:table>
      <text:p text:style-name="P6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64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5"><text:span text:style-name="T215">Celestra for </text:span><text:span text:style-name="T216">browser</text:span><text:span text:style-name="T215">: </text:span><text:span text:style-name="T217">celestra.</text:span><text:span text:style-name="T218">browser</text:span><text:span text:style-name="T219">.</text:span><text:span text:style-name="T217">js</text:span></text:p>
          </table:table-cell>
          <table:table-cell table:style-name="Table8.B2" table:number-columns-spanned="2" office:value-type="string">
            <text:p text:style-name="P66"><text:span text:style-name="T215">Celestra for Node.js </text:span><text:span text:style-name="T220">and Deno</text:span><text:span text:style-name="T215">: </text:span><text:span text:style-name="T221">celestra.</text:span><text:span text:style-name="T219">node.</text:span><text:span text:style-name="T222">m</text:span><text:span text:style-name="T221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67"/>
            <text:p text:style-name="P68">&lt;script type="module"&gt;</text:p>
            <text:p text:style-name="P69">// import the defaultExport object</text:p>
            <text:p text:style-name="P70">import defaultExport from "./celestra.browser.js";</text:p>
            <text:p text:style-name="P70">globalThis.celestra = defaultExport;</text:p>
            <text:p text:style-name="P70">globalThis.CEL = defaultExport;</text:p>
            <text:p text:style-name="P68">&lt;/script&gt;</text:p>
            <text:p text:style-name="P70"/>
            <text:p text:style-name="P68">&lt;script type="module"&gt;</text:p>
            <text:p text:style-name="P69">// import with default with name</text:p>
            <text:p text:style-name="P70">import { default as celestra } from "./celestra.browser.js";</text:p>
            <text:p text:style-name="P70">globalThis.celestra = celestra;</text:p>
            <text:p text:style-name="P70">globalThis.CEL = celestra;</text:p>
            <text:p text:style-name="P68">&lt;/script&gt;</text:p>
            <text:p text:style-name="P70"/>
            <text:p text:style-name="P68">&lt;script type="module"&gt;</text:p>
            <text:p text:style-name="P69">// import all into a new celestra object</text:p>
            <text:p text:style-name="P70">import * as celestra from "./celestra.browser.js";</text:p>
            <text:p text:style-name="P70">globalThis.celestra = celestra;</text:p>
            <text:p text:style-name="P70">globalThis.CEL = celestra;</text:p>
            <text:p text:style-name="P68">&lt;/script&gt;</text:p>
            <text:p text:style-name="P70"/>
            <text:p text:style-name="P68">&lt;script type="module"&gt;</text:p>
            <text:p text:style-name="P69">// import some functions</text:p>
            <text:p text:style-name="P70">import { first, <text:span text:style-name="T223">map</text:span> } from "./celestra.browser.js";</text:p>
            <text:p text:style-name="P70">globalThis.first = first;</text:p>
            <text:p text:style-name="P70">globalThis.<text:span text:style-name="T223">map</text:span> = <text:span text:style-name="T223">map</text:span>;</text:p>
            <text:p text:style-name="P68">&lt;/script&gt;</text:p>
            <text:p text:style-name="P68"/>
            <text:p text:style-name="P68">&lt;script type="module"&gt;</text:p>
            <text:p text:style-name="P70">// dynamic import</text:p>
            <text:p text:style-name="P70">const celestra = await import("./celestra.browser.js");</text:p>
            <text:p text:style-name="P70">globalThis.celestra = celestra;</text:p>
            <text:p text:style-name="P70">globalThis.CEL = celestra;</text:p>
            <text:p text:style-name="P68">&lt;/script&gt;</text:p>
            <text:p text:style-name="P68"/>
          </table:table-cell>
          <table:table-cell table:style-name="Table8.B3" table:number-columns-spanned="2" office:value-type="string">
            <text:p text:style-name="P71"/>
            <text:p text:style-name="P71">// import the defaultExport object</text:p>
            <text:p text:style-name="P72"/>
            <text:p text:style-name="P72">import defaultExport from "./celestra.<text:span text:style-name="T224">node</text:span>.<text:span text:style-name="T224">m</text:span>js";</text:p>
            <text:p text:style-name="P72">globalThis.celestra = defaultExport;</text:p>
            <text:p text:style-name="P72">globalThis.CEL = defaultExport;</text:p>
            <text:p text:style-name="P72"/>
            <text:p text:style-name="P71">// import with default with name</text:p>
            <text:p text:style-name="P72"/>
            <text:p text:style-name="P72">import { default as celestra } from "./celestra.<text:span text:style-name="T224">node</text:span>.<text:span text:style-name="T224">m</text:span>js";</text:p>
            <text:p text:style-name="P72">globalThis.celestra = celestra;</text:p>
            <text:p text:style-name="P72">globalThis.CEL = celestra;</text:p>
            <text:p text:style-name="P72"/>
            <text:p text:style-name="P71">// import all into a new celestra object</text:p>
            <text:p text:style-name="P72"/>
            <text:p text:style-name="P72">import * as celestra from "./celestra.<text:span text:style-name="T224">node</text:span>.<text:span text:style-name="T224">m</text:span>js";</text:p>
            <text:p text:style-name="P72">globalThis.celestra = celestra;</text:p>
            <text:p text:style-name="P72">globalThis.CEL = celestra;</text:p>
            <text:p text:style-name="P72"/>
            <text:p text:style-name="P71">// import some functions</text:p>
            <text:p text:style-name="P72"/>
            <text:p text:style-name="P72">import { first, <text:span text:style-name="T223">map</text:span> } from "./celestra.<text:span text:style-name="T224">node</text:span>.<text:span text:style-name="T224">m</text:span>js";</text:p>
            <text:p text:style-name="P72">globalThis.first = first;</text:p>
            <text:p text:style-name="P73"><text:span text:style-name="Source_20_Text"><text:span text:style-name="T225">globalThis.</text:span></text:span><text:span text:style-name="Source_20_Text"><text:span text:style-name="T226">map</text:span></text:span><text:span text:style-name="Source_20_Text"><text:span text:style-name="T225"> = </text:span></text:span><text:span text:style-name="Source_20_Text"><text:span text:style-name="T226">map</text:span></text:span><text:span text:style-name="Source_20_Text"><text:span text:style-name="T225">;<text:line-break/><text:line-break/></text:span></text:span><text:span text:style-name="Source_20_Text"><text:span text:style-name="T227">// </text:span></text:span><text:span text:style-name="Source_20_Text"><text:span text:style-name="T228">dynamic import</text:span></text:span><text:span text:style-name="Source_20_Text"><text:span text:style-name="T225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74">Removed <text:span text:style-name="T229">APIs</text:span> in the <text:span text:style-name="T221">celestra.node.</text:span><text:span text:style-name="T219">m</text:span><text:span text:style-name="T221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75">DOM API</text:p>
          </table:table-cell>
          <table:table-cell table:style-name="Table8.C5" office:value-type="string">
            <text:p text:style-name="P76"><text:span text:style-name="Source_20_Text"><text:span text:style-name="T230">Cookie API</text:span></text:span></text:p>
          </table:table-cell>
        </table:table-row>
      </table:table>
      <text:p text:style-name="P7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7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8"><text:span text:style-name="T231">v</text:span>3.1.0</text:p>
          </table:table-cell>
          <table:table-cell table:style-name="Table3.A2" office:value-type="string">
            <text:p text:style-name="P78">v3.8.0</text:p>
          </table:table-cell>
          <table:table-cell table:style-name="Table3.C2" office:value-type="string">
            <text:p text:style-name="P79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80">Array.from();</text:p>
            <text:p text:style-name="P80">Array.of();</text:p>
            <text:p text:style-name="P80">Array.prototype.copyWithin();</text:p>
            <text:p text:style-name="P80">Array.prototype.fill();</text:p>
            <text:p text:style-name="P80">Array.prototype.find();</text:p>
            <text:p text:style-name="P80">Array.prototype.findIndex();</text:p>
            <text:p text:style-name="P80">Object.create();</text:p>
            <text:p text:style-name="P80">String.fromCodePoint();</text:p>
            <text:p text:style-name="P80">String.prototype.codePointAt();</text:p>
            <text:p text:style-name="P80">String.prototype.endsWith();</text:p>
            <text:p text:style-name="P80">String.prototype.startsWith();</text:p>
            <text:p text:style-name="P80">Math.acosh();</text:p>
            <text:p text:style-name="P80">Math.asinh();</text:p>
            <text:p text:style-name="P80">Math.atanh();</text:p>
            <text:p text:style-name="P80">Math.cbrt();</text:p>
            <text:p text:style-name="P80">Math.clz32();</text:p>
            <text:p text:style-name="P80">Math.cosh();</text:p>
            <text:p text:style-name="P80">Math.expm1();</text:p>
            <text:p text:style-name="P80">Math.fround();</text:p>
            <text:p text:style-name="P80">Math.hypot();</text:p>
            <text:p text:style-name="P80">Math.imul();</text:p>
            <text:p text:style-name="P80">Math.log1p();</text:p>
            <text:p text:style-name="P80">Math.log10();</text:p>
            <text:p text:style-name="P80">Math.log2();</text:p>
            <text:p text:style-name="P80">Math.sign();</text:p>
            <text:p text:style-name="P80">Math.sinh();</text:p>
            <text:p text:style-name="P80">Math.tanh();</text:p>
            <text:p text:style-name="P80">Math.trunc();</text:p>
            <text:p text:style-name="P80">Number.EPSILON;</text:p>
            <text:p text:style-name="P80">Number.isNaN();</text:p>
            <text:p text:style-name="P80">isNaN();</text:p>
            <text:p text:style-name="P80">Number.isInteger();</text:p>
            <text:p text:style-name="P80">Number.isFinite();</text:p>
            <text:p text:style-name="P80">Number.isSafeInteger();</text:p>
            <text:p text:style-name="P80">Number.parseInt();</text:p>
            <text:p text:style-name="P80">Number.parseFloat();</text:p>
          </table:table-cell>
          <table:table-cell table:style-name="Table3.B3" table:number-rows-spanned="5" office:value-type="string">
            <text:p text:style-name="P81"><text:span text:style-name="Source_20_Text"><text:span text:style-name="T143"/></text:span></text:p>
            <text:p text:style-name="P81"><text:span text:style-name="Source_20_Text"><text:span text:style-name="T232">Array.prototype.values();</text:span></text:span></text:p>
            <text:p text:style-name="P81"><text:span text:style-name="Source_20_Text"><text:span text:style-name="T232">Array.prototype.includes();</text:span></text:span></text:p>
            <text:p text:style-name="P81"><text:span text:style-name="Source_20_Text"><text:span text:style-name="T143"/></text:span></text:p>
            <text:p text:style-name="P81"><text:span text:style-name="Source_20_Text"><text:span text:style-name="T232">ChildNode.after();</text:span></text:span><text:span text:style-name="T232"><text:line-break/></text:span><text:span text:style-name="Source_20_Text"><text:span text:style-name="T232">ChildNode.before();</text:span></text:span><text:span text:style-name="T232"><text:line-break/></text:span><text:span text:style-name="Source_20_Text"><text:span text:style-name="T232">ChildNode.remove();</text:span></text:span><text:span text:style-name="T232"><text:line-break/></text:span><text:span text:style-name="Source_20_Text"><text:span text:style-name="T232">ChildNode.replaceWith();</text:span></text:span></text:p>
            <text:p text:style-name="P81"><text:span text:style-name="Source_20_Text"><text:span text:style-name="T143"/></text:span></text:p>
            <text:p text:style-name="P81"><text:span text:style-name="Source_20_Text"><text:span text:style-name="T232">Element.prototype.closest();<text:line-break/>Element.prototype.getAttributeNames();</text:span></text:span></text:p>
            <text:p text:style-name="P81"><text:span text:style-name="Source_20_Text"><text:span text:style-name="T232">Element.prototype.matches();</text:span></text:span></text:p>
            <text:p text:style-name="P81"><text:span text:style-name="Source_20_Text"><text:span text:style-name="T232">Element.prototype.toggleAttribute();</text:span></text:span></text:p>
            <text:p text:style-name="P81"><text:span text:style-name="Source_20_Text"><text:span text:style-name="T143"/></text:span></text:p>
            <text:p text:style-name="P81"><text:span text:style-name="Source_20_Text"><text:span text:style-name="T232">ParentNode.append();</text:span></text:span></text:p>
            <text:p text:style-name="P82"><text:span text:style-name="Source_20_Text"><text:span text:style-name="T232">ParentNode.prepend();</text:span></text:span><text:span text:style-name="T232"><text:line-break/></text:span></text:p>
            <text:p text:style-name="P82"><text:span text:style-name="Source_20_Text"><text:span text:style-name="T232">String.prototype[Symbol.iterator]();</text:span></text:span></text:p>
            <text:p text:style-name="P81"><text:span text:style-name="Source_20_Text"><text:span text:style-name="T232">String.prototype.includes();</text:span></text:span></text:p>
            <text:p text:style-name="P81"><text:span text:style-name="Source_20_Text"><text:span text:style-name="T232">String.prototype.repeat();</text:span></text:span></text:p>
            <text:p text:style-name="P81"><text:span text:style-name="Source_20_Text"><text:span text:style-name="T143"/></text:span></text:p>
            <text:p text:style-name="P81"><text:span text:style-name="Source_20_Text"><text:span text:style-name="T232">NodeList.prototype.forEach();</text:span></text:span></text:p>
            <text:p text:style-name="P81"><text:span text:style-name="Source_20_Text"><text:span text:style-name="T143"/></text:span></text:p>
            <text:p text:style-name="P81"><text:span text:style-name="Source_20_Text"><text:span text:style-name="T232">Object.assign();</text:span></text:span></text:p>
            <text:p text:style-name="P81"><text:span text:style-name="Source_20_Text"><text:span text:style-name="T232">Object.entries();</text:span></text:span></text:p>
            <text:p text:style-name="P81"><text:span text:style-name="Source_20_Text"><text:span text:style-name="T232">Object.getOwnPropertyDescriptors();</text:span></text:span><text:span text:style-name="T232"><text:line-break/></text:span><text:span text:style-name="Source_20_Text"><text:span text:style-name="T232">Object.values();</text:span></text:span></text:p>
            <text:p text:style-name="P81"><text:span text:style-name="Source_20_Text"><text:span text:style-name="T143"/></text:span></text:p>
            <text:p text:style-name="P81"><text:span text:style-name="Source_20_Text"><text:span text:style-name="T232">RegExp.prototype.flags;</text:span></text:span></text:p>
            <text:p text:style-name="P81"><text:span text:style-name="Source_20_Text"><text:span text:style-name="T143"/></text:span></text:p>
            <text:p text:style-name="P83"><text:span text:style-name="Source_20_Text"><text:span text:style-name="T233">window</text:span></text:span><text:span text:style-name="Source_20_Text"><text:span text:style-name="T232">.screenLeft;</text:span></text:span></text:p>
            <text:p text:style-name="P83"><text:span text:style-name="Source_20_Text"><text:span text:style-name="T233">window</text:span></text:span><text:span text:style-name="Source_20_Text"><text:span text:style-name="T232">.screenTop;</text:span></text:span></text:p>
          </table:table-cell>
          <table:table-cell table:style-name="Table3.C3" office:value-type="string">
            <text:p text:style-name="P84">Array.prototype.at();</text:p>
            <text:p text:style-name="P84">Array.prototype.findLast();</text:p>
            <text:p text:style-name="P84">Array.prototype.findLastIndex();</text:p>
            <text:p text:style-name="P84">Array.prototype.flat();</text:p>
            <text:p text:style-name="P84">Array.prototype.flatMap();</text:p>
            <text:p text:style-name="P84">Number.MIN_SAFE_INTEGER;</text:p>
            <text:p text:style-name="P84">Number.MAX_SAFE_INTEGER;</text:p>
            <text:p text:style-name="P84">Object.fromEntries();</text:p>
            <text:p text:style-name="P84">Object.is();</text:p>
            <text:p text:style-name="P84">String.prototype.at();</text:p>
            <text:p text:style-name="P84">String.prototype.matchAll();</text:p>
            <text:p text:style-name="P84">String.prototype.padStart();</text:p>
            <text:p text:style-name="P84">String.prototype.padEnd();</text:p>
            <text:p text:style-name="P84">String.prototype.replaceAll();</text:p>
            <text:p text:style-name="P84">String.prototype.trimStart();</text:p>
            <text:p text:style-name="P84">String.prototype.trimLeft();</text:p>
            <text:p text:style-name="P84">String.prototype.trimEnd();</text:p>
            <text:p text:style-name="P84">String.prototype.trimRight();</text:p>
            <text:p text:style-name="P84">Typedarray.prototype.at();</text:p>
            <text:p text:style-name="P84">TypedArray.prototype.findLast();</text:p>
            <text:p text:style-name="P84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79">v5.<text:span text:style-name="T234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84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85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9">Array.fromAsync();</text:p>
            <text:p text:style-name="P19">Array.prototype.toReversed();</text:p>
            <text:p text:style-name="P19">Array.prototype.toSorted();</text:p>
            <text:p text:style-name="P19">Array.prototype.toSpliced();</text:p>
            <text:p text:style-name="P19">Array.prototype.with();</text:p>
            <text:p text:style-name="P86">Map.groupBy(); <text:span text:style-name="T235">and </text:span>Object.groupBy();</text:p>
            <text:p text:style-name="P86">Object.hasOwn();</text:p>
            <text:p text:style-name="P19">TypedArray.prototype.toReversed();</text:p>
            <text:p text:style-name="P19">TypedArray.prototype.toSorted();</text:p>
            <text:p text:style-name="P19">TypedArray.prototype.with();</text:p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06T18:37:56.007159900</dc:date>
    <meta:print-date>2026-04-06T18:38:20.754031500</meta:print-date>
    <meta:editing-cycles>1268</meta:editing-cycles>
    <meta:editing-duration>P1DT12H33M20S</meta:editing-duration>
    <meta:printed-by>PDF files</meta:printed-by>
    <meta:document-statistic meta:table-count="5" meta:image-count="0" meta:object-count="0" meta:page-count="5" meta:paragraph-count="402" meta:word-count="654" meta:character-count="10107" meta:non-whitespace-character-count="9844"/>
    <meta:template xlink:type="simple" xlink:actuate="onRequest" xlink:title="" xlink:href="Normal.dotm"/>
  </office:meta>
</office:document-meta>
</file>